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9335in"/>
    </style:style>
    <style:style style:name="co9" style:family="table-column">
      <style:table-column-properties fo:break-before="auto" style:column-width="1.8154in"/>
    </style:style>
    <style:style style:name="co10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1819in"/>
    </style:style>
    <style:style style:name="co13" style:family="table-column">
      <style:table-column-properties fo:break-before="auto" style:column-width="0.1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Pivot_20_Table_20_Field" style:data-style-name="N2">
      <style:table-cell-properties style:diagonal-bl-tr="none" style:diagonal-tl-br="none" style:text-align-source="value-type" style:repeat-content="false" fo:wrap-option="no-wrap" fo:border="0.06pt solid #4c1900" fo:padding="0.0138in" style:rotation-angle="0" style:rotation-align="none" style:vertical-align="automatic"/>
    </style:style>
    <style:style style:name="ce4" style:family="table-cell" style:parent-style-name="Pivot_20_Table_20_Category" style:data-style-name="N2">
      <style:table-cell-properties fo:border-bottom="0.06pt solid #4c1900" style:diagonal-bl-tr="none" style:diagonal-tl-br="none" style:text-align-source="value-type" style:repeat-content="false" fo:wrap-option="no-wrap" fo:border-left="0.06pt solid #4c1900" fo:padding="0.0138in" fo:border-right="0.06pt solid #4c1900" style:rotation-angle="0" style:rotation-align="none" fo:border-top="none" style:vertical-align="automatic"/>
    </style:style>
    <style:style style:name="ce5" style:family="table-cell" style:parent-style-name="Pivot_20_Table_20_Category" style:data-style-name="N2">
      <style:table-cell-properties style:diagonal-bl-tr="none" style:diagonal-tl-br="none" style:text-align-source="value-type" style:repeat-content="false" fo:wrap-option="no-wrap" fo:border="0.06pt solid #4c1900" fo:padding="0.0138in" style:rotation-angle="0" style:rotation-align="none" style:vertical-align="automatic"/>
    </style:style>
    <style:style style:name="ce6" style:family="table-cell" style:parent-style-name="Pivot_20_Table_20_Corner" style:data-style-name="N2">
      <style:table-cell-properties fo:border-bottom="0.06pt solid #4c1900" style:diagonal-bl-tr="none" style:diagonal-tl-br="none" style:text-align-source="value-type" style:repeat-content="false" fo:wrap-option="no-wrap" fo:border-left="none" fo:padding="0.0138in" fo:border-right="0.06pt solid #4c1900" style:rotation-angle="0" style:rotation-align="none" fo:border-top="0.06pt solid #4c1900" style:vertical-align="automatic"/>
    </style:style>
    <style:style style:name="ce7" style:family="table-cell" style:parent-style-name="Pivot_20_Table_20_Value" style:data-style-name="N2">
      <style:table-cell-properties fo:border-bottom="0.06pt solid #ff6633" style:diagonal-bl-tr="none" style:diagonal-tl-br="none" style:text-align-source="value-type" style:repeat-content="false" fo:wrap-option="no-wrap" fo:border-left="none" fo:padding="0.0138in" fo:border-right="0.06pt solid #ff6633" style:rotation-angle="0" style:rotation-align="none" fo:border-top="none" style:vertical-align="automatic"/>
    </style:style>
    <style:style style:name="ce8" style:family="table-cell" style:parent-style-name="Pivot_20_Table_20_Value" style:data-style-name="N2">
      <style:table-cell-properties fo:border-bottom="0.06pt solid #ff6633" style:diagonal-bl-tr="none" style:diagonal-tl-br="none" style:text-align-source="value-type" style:repeat-content="false" fo:wrap-option="no-wrap" fo:border-left="none" fo:padding="0.0138in" fo:border-right="0.06pt solid #ff6633" style:rotation-angle="0" style:rotation-align="none" fo:border-top="0.06pt solid #ff6633" style:vertical-align="automatic"/>
    </style:style>
    <style:style style:name="ce9" style:family="table-cell" style:parent-style-name="Pivot_20_Table_20_Corner" style:data-style-name="N2">
      <style:table-cell-properties style:diagonal-bl-tr="none" style:diagonal-tl-br="none" style:text-align-source="value-type" style:repeat-content="false" fo:wrap-option="no-wrap" fo:border="0.06pt solid #4c1900" fo:padding="0.0138in" style:rotation-angle="0" style:rotation-align="none" style:vertical-align="automatic"/>
    </style:style>
    <style:style style:name="ce10" style:family="table-cell" style:parent-style-name="Pivot_20_Table_20_Value" style:data-style-name="N2">
      <style:table-cell-properties fo:border-bottom="0.06pt solid #ff6633" style:diagonal-bl-tr="none" style:diagonal-tl-br="none" style:text-align-source="value-type" style:repeat-content="false" fo:wrap-option="no-wrap" fo:border-left="0.06pt solid #ff6633" fo:padding="0.0138in" fo:border-right="0.06pt solid #ff6633" style:rotation-angle="0" style:rotation-align="none" fo:border-top="none" style:vertical-align="automatic"/>
    </style:style>
    <style:style style:name="ce11" style:family="table-cell" style:parent-style-name="Pivot_20_Table_20_Value" style:data-style-name="N2">
      <style:table-cell-properties style:diagonal-bl-tr="none" style:diagonal-tl-br="none" style:text-align-source="value-type" style:repeat-content="false" fo:wrap-option="no-wrap" fo:border="0.06pt solid #ff6633" fo:padding="0.0138in" style:rotation-angle="0" style:rotation-align="none" style:vertical-align="automatic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4c1900" fo:padding="0.0138in" style:rotation-angle="0" style:rotation-align="none" style:vertical-align="automatic"/>
    </style:style>
    <style:style style:name="ce13" style:family="table-cell" style:parent-style-name="Pivot_20_Table_20_Category" style:data-style-name="N100">
      <style:table-cell-properties fo:border-bottom="0.06pt solid #4c1900" style:diagonal-bl-tr="none" style:diagonal-tl-br="none" style:text-align-source="value-type" style:repeat-content="false" fo:wrap-option="no-wrap" fo:border-left="0.06pt solid #4c1900" fo:padding="0.0138in" fo:border-right="0.06pt solid #4c1900" style:rotation-angle="0" style:rotation-align="none" fo:border-top="none"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0.06pt solid #4c1900" style:diagonal-bl-tr="none" style:diagonal-tl-br="none" style:text-align-source="value-type" style:repeat-content="false" fo:wrap-option="no-wrap" fo:border-left="0.06pt solid #4c1900" fo:padding="0.0138in" fo:border-right="0.06pt solid #4c1900" style:rotation-angle="0" style:rotation-align="none" fo:border-top="none" style:vertical-align="automatic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4c1900" fo:padding="0.0138in" style:rotation-angle="0" style:rotation-align="none" style:vertical-align="automatic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0.06pt solid #4c1900" style:diagonal-bl-tr="none" style:diagonal-tl-br="none" style:text-align-source="value-type" style:repeat-content="false" fo:wrap-option="no-wrap" fo:border-left="none" fo:padding="0.0138in" fo:border-right="0.06pt solid #4c1900" style:rotation-angle="0" style:rotation-align="none" fo:border-top="0.06pt solid #4c1900" style:vertical-align="automatic"/>
    </style:style>
    <style:style style:name="ce17" style:family="table-cell" style:parent-style-name="Pivot_20_Table_20_Category" style:data-style-name="N0">
      <style:table-cell-properties fo:border-bottom="0.06pt solid #ff6633" style:diagonal-bl-tr="none" style:diagonal-tl-br="none" style:text-align-source="value-type" style:repeat-content="false" fo:wrap-option="no-wrap" fo:border-left="none" fo:padding="0.0138in" fo:border-right="0.06pt solid #ff6633" style:rotation-angle="0" style:rotation-align="none" fo:border-top="none" style:vertical-align="automatic"/>
    </style:style>
    <style:style style:name="ce18" style:family="table-cell" style:parent-style-name="Default" style:data-style-name="N0">
      <style:table-cell-properties fo:border-bottom="0.06pt solid #ff6633" style:diagonal-bl-tr="none" style:diagonal-tl-br="none" style:text-align-source="value-type" style:repeat-content="false" fo:wrap-option="no-wrap" fo:border-left="none" fo:padding="0.0138in" fo:border-right="0.06pt solid #ff6633" style:rotation-angle="0" style:rotation-align="none" fo:border-top="none" style:vertical-align="automatic"/>
    </style:style>
    <style:style style:name="ce19" style:family="table-cell" style:parent-style-name="Default" style:data-style-name="N0">
      <style:table-cell-properties fo:border-bottom="0.06pt solid #ff6633" style:diagonal-bl-tr="none" style:diagonal-tl-br="none" style:text-align-source="value-type" style:repeat-content="false" fo:wrap-option="no-wrap" fo:border-left="none" fo:padding="0.0138in" fo:border-right="0.06pt solid #ff6633" style:rotation-angle="0" style:rotation-align="none" fo:border-top="0.06pt solid #ff6633" style:vertical-align="automatic"/>
    </style:style>
    <style:style style:name="ce20" style:family="table-cell" style:parent-style-name="Pivot_20_Table_20_Category" style:data-style-name="N0">
      <style:table-cell-properties fo:border-bottom="0.06pt solid #ff6633" style:diagonal-bl-tr="none" style:diagonal-tl-br="none" style:text-align-source="value-type" style:repeat-content="false" fo:wrap-option="no-wrap" fo:border-left="0.06pt solid #ff6633" fo:padding="0.0138in" fo:border-right="0.06pt solid #ff6633" style:rotation-angle="0" style:rotation-align="none" fo:border-top="none" style:vertical-align="automatic"/>
    </style:style>
    <style:style style:name="ce21" style:family="table-cell" style:parent-style-name="Default" style:data-style-name="N0">
      <style:table-cell-properties fo:border-bottom="0.06pt solid #ff6633" style:diagonal-bl-tr="none" style:diagonal-tl-br="none" style:text-align-source="value-type" style:repeat-content="false" fo:wrap-option="no-wrap" fo:border-left="0.06pt solid #ff6633" fo:padding="0.0138in" fo:border-right="0.06pt solid #ff6633" style:rotation-angle="0" style:rotation-align="none" fo:border-top="none" style:vertical-align="automatic"/>
    </style:style>
    <style:style style:name="ce2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0.06pt solid #ff6633" fo:padding="0.0138in" style:rotation-angle="0" style:rotation-align="none" style:vertical-align="automatic"/>
    </style:style>
    <style:style style:name="ce2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Pivot_20_Table_20_Category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ALL" table:style-name="ta1">
        <table:table-column table:style-name="co1" table:default-cell-style-name="ce1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ec.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<text:a xlink:href="http://www.pokemongodb.net/2016/05/cross-chop-move.html" xlink:type="simple">Cross Chop w/ STAB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7.5" calcext:value-type="float">
            <text:p>37.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stone-edge-move.html" xlink:type="simple">Stone Edge w/ STAB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.1" calcext:value-type="float">
            <text:p>3.1</text:p>
          </table:table-cell>
          <table:table-cell office:value-type="float" office:value="32.3" calcext:value-type="float">
            <text:p>32.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blizzard-move.html" xlink:type="simple">Blizzard w/ STAB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32.1" calcext:value-type="float">
            <text:p>32.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body-slam-move.html" xlink:type="simple">Body Slam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.56" calcext:value-type="float">
            <text:p>1.56</text:p>
          </table:table-cell>
          <table:table-cell office:value-type="float" office:value="32.1" calcext:value-type="float">
            <text:p>32.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hurricane-move.html" xlink:type="simple">Hurricane w/ STAB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office:value-type="float" office:value="31.3" calcext:value-type="float">
            <text:p>31.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megahorn-move.html" xlink:type="simple">Megahorn w/ STAB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office:value-type="float" office:value="31.3" calcext:value-type="float">
            <text:p>31.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power-whip-move.html" xlink:type="simple">Power Whip w/ STAB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2.8" calcext:value-type="float">
            <text:p>2.8</text:p>
          </table:table-cell>
          <table:table-cell office:value-type="float" office:value="31.3" calcext:value-type="float">
            <text:p>31.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solar-beam-move.html" xlink:type="simple">Solar Beam w/ STAB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4.9" calcext:value-type="float">
            <text:p>4.9</text:p>
          </table:table-cell>
          <table:table-cell office:value-type="float" office:value="30.6" calcext:value-type="float">
            <text:p>30.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fire-blast-move.html" xlink:type="simple">Fire Blast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.1" calcext:value-type="float">
            <text:p>4.1</text:p>
          </table:table-cell>
          <table:table-cell office:value-type="float" office:value="30.5" calcext:value-type="float">
            <text:p>30.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cross-chop-move.html" xlink:type="simple">Cross Chop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hyper-beam-move.html" xlink:type="simple">Hyper Beam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earthquake-move.html" xlink:type="simple">Earthquake w/ STA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.2" calcext:value-type="float">
            <text:p>4.2</text:p>
          </table:table-cell>
          <table:table-cell office:value-type="float" office:value="29.8" calcext:value-type="float">
            <text:p>29.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hydro-pump-move.html" xlink:type="simple">Hydro Pump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office:value-type="float" office:value="29.6" calcext:value-type="float">
            <text:p>29.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thunder-move.html" xlink:type="simple">Thunder w/ STAB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.3" calcext:value-type="float">
            <text:p>4.3</text:p>
          </table:table-cell>
          <table:table-cell office:value-type="float" office:value="29.1" calcext:value-type="float">
            <text:p>29.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dragon-claw-move.html" xlink:type="simple">Dragon Claw w/ STAB</text:a>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gunk-shot-move.html" xlink:type="simple">Gunk Shot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7.1" calcext:value-type="float">
            <text:p>27.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sludge-bomb-move.html" xlink:type="simple">Sludge Bomb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6" calcext:value-type="float">
            <text:p>2.6</text:p>
          </table:table-cell>
          <table:table-cell office:value-type="float" office:value="26.4" calcext:value-type="float">
            <text:p>26.4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heat-wave-move.html" xlink:type="simple">Heat Wave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.8" calcext:value-type="float">
            <text:p>3.8</text:p>
          </table:table-cell>
          <table:table-cell office:value-type="float" office:value="26.3" calcext:value-type="float">
            <text:p>26.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moonblast-move.html" xlink:type="simple">Moonblast w/ STAB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5" calcext:value-type="float">
            <text:p>85</text:p>
          </table:table-cell>
          <table:table-cell office:value-type="float" office:value="4.1" calcext:value-type="float">
            <text:p>4.1</text:p>
          </table:table-cell>
          <table:table-cell office:value-type="float" office:value="25.9" calcext:value-type="float">
            <text:p>25.9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stone-edge-move.html" xlink:type="simple">Stone Edge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.1" calcext:value-type="float">
            <text:p>3.1</text:p>
          </table:table-cell>
          <table:table-cell office:value-type="float" office:value="25.8" calcext:value-type="float">
            <text:p>25.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sludge-wave-move.html" xlink:type="simple">Sludge Wave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3.4" calcext:value-type="float">
            <text:p>3.4</text:p>
          </table:table-cell>
          <table:table-cell office:value-type="float" office:value="25.7" calcext:value-type="float">
            <text:p>25.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blizzard-move.html" xlink:type="simple">Blizzard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25.6" calcext:value-type="float">
            <text:p>25.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body-slam-move.html" xlink:type="simple">Body Slam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.56" calcext:value-type="float">
            <text:p>1.56</text:p>
          </table:table-cell>
          <table:table-cell office:value-type="float" office:value="25.6" calcext:value-type="float">
            <text:p>25.6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thunderbolt-move.html" xlink:type="simple">Thunderbolt w/ STAB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7" calcext:value-type="float">
            <text:p>2.7</text:p>
          </table:table-cell>
          <table:table-cell office:value-type="float" office:value="25.5" calcext:value-type="float">
            <text:p>25.5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petal-blizzard-move.html" xlink:type="simple">Petal Blizzard w/ STAB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25.4" calcext:value-type="float">
            <text:p>25.4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hurricane-move.html" xlink:type="simple">Hurricane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megahorn-move.html" xlink:type="simple">Megahorn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power-whip-move.html" xlink:type="simple">Power Whip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2.8" calcext:value-type="float">
            <text:p>2.8</text:p>
          </table:table-cell>
          <table:table-cell office:value-type="float" office:value="25" calcext:value-type="float">
            <text:p>2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leaf-blade-move.html" xlink:type="simple">Leaf Blade w/ STAB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8" calcext:value-type="float">
            <text:p>2.8</text:p>
          </table:table-cell>
          <table:table-cell office:value-type="float" office:value="24.6" calcext:value-type="float">
            <text:p>24.6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psychic-move.html" xlink:type="simple">Psychic w/ STAB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8" calcext:value-type="float">
            <text:p>2.8</text:p>
          </table:table-cell>
          <table:table-cell office:value-type="float" office:value="24.6" calcext:value-type="float">
            <text:p>24.6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solar-beam-move.html" xlink:type="simple">Solar Beam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4.9" calcext:value-type="float">
            <text:p>4.9</text:p>
          </table:table-cell>
          <table:table-cell office:value-type="float" office:value="24.5" calcext:value-type="float">
            <text:p>24.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fire-blast-move.html" xlink:type="simple">Fire Blast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.1" calcext:value-type="float">
            <text:p>4.1</text:p>
          </table:table-cell>
          <table:table-cell office:value-type="float" office:value="24.4" calcext:value-type="float">
            <text:p>24.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hyper-beam-move.html" xlink:type="simple">Hyper Beam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aqua-tail-move.html" xlink:type="simple">Aqua Tail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.35" calcext:value-type="float">
            <text:p>2.35</text:p>
          </table:table-cell>
          <table:table-cell office:value-type="float" office:value="23.9" calcext:value-type="float">
            <text:p>23.9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earthquake-move.html" xlink:type="simple">Earthquake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.2" calcext:value-type="float">
            <text:p>4.2</text:p>
          </table:table-cell>
          <table:table-cell office:value-type="float" office:value="23.8" calcext:value-type="float">
            <text:p>23.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flamethrower-move.html" xlink:type="simple">Flamethrower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9" calcext:value-type="float">
            <text:p>2.9</text:p>
          </table:table-cell>
          <table:table-cell office:value-type="float" office:value="23.7" calcext:value-type="float">
            <text:p>23.7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play-rough-move.html" xlink:type="simple">Play Rough w/ STAB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9" calcext:value-type="float">
            <text:p>2.9</text:p>
          </table:table-cell>
          <table:table-cell office:value-type="float" office:value="23.7" calcext:value-type="float">
            <text:p>23.7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hydro-pump-move.html" xlink:type="simple">Hydro Pump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3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office:value-type="float" office:value="23.7" calcext:value-type="float">
            <text:p>23.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brick-break-move.html" xlink:type="simple">Brick Break w/ STAB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  <table:table-cell office:value-type="float" office:value="23.4" calcext:value-type="float">
            <text:p>23.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thunder-move.html" xlink:type="simple">Thunder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.3" calcext:value-type="float">
            <text:p>4.3</text:p>
          </table:table-cell>
          <table:table-cell office:value-type="float" office:value="23.3" calcext:value-type="float">
            <text:p>23.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dragon-pulse-move.html" xlink:type="simple">Dragon Pulse w/ STAB</text:a>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.6" calcext:value-type="float">
            <text:p>3.6</text:p>
          </table:table-cell>
          <table:table-cell office:value-type="float" office:value="22.6" calcext:value-type="float">
            <text:p>22.6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ice-beam-move.html" xlink:type="simple">Ice Beam w/ STAB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.65" calcext:value-type="float">
            <text:p>3.65</text:p>
          </table:table-cell>
          <table:table-cell office:value-type="float" office:value="22.3" calcext:value-type="float">
            <text:p>22.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bug-buzz-move.html" xlink:type="simple">Bug Buzz w/ STAB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4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4.25" calcext:value-type="float">
            <text:p>4.25</text:p>
          </table:table-cell>
          <table:table-cell office:value-type="float" office:value="22.1" calcext:value-type="float">
            <text:p>22.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dragon-claw-move.html" xlink:type="simple">Dragon Claw</text:a>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#4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gunk-shot-move.html" xlink:type="simple">Gunk Shot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4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1.7" calcext:value-type="float">
            <text:p>21.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sludge-bomb-move.html" xlink:type="simple">Sludge Bom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4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6" calcext:value-type="float">
            <text:p>2.6</text:p>
          </table:table-cell>
          <table:table-cell office:value-type="float" office:value="21.2" calcext:value-type="float">
            <text:p>21.2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heat-wave-move.html" xlink:type="simple">Heat Wave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4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.8" calcext:value-type="float">
            <text:p>3.8</text:p>
          </table:table-cell>
          <table:table-cell office:value-type="float" office:value="21.1" calcext:value-type="float">
            <text:p>21.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cross-poison-move.html" xlink:type="simple">Cross Poison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eed-bomb-move.html" xlink:type="simple">Seed Bomb w/ STAB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.4</text:p>
          </table:table-cell>
          <table:table-cell office:value-type="float" office:value="20.8" calcext:value-type="float">
            <text:p>20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thunder-punch-move.html" xlink:type="simple">Thunder Punch w/ STAB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.4</text:p>
          </table:table-cell>
          <table:table-cell office:value-type="float" office:value="20.8" calcext:value-type="float">
            <text:p>20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hyper-fang-move.html" xlink:type="simple">Hyper Fang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5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.1</text:p>
          </table:table-cell>
          <table:table-cell office:value-type="float" office:value="20.8" calcext:value-type="float">
            <text:p>20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x-scissor-move.html" xlink:type="simple">X-Scissor w/ STAB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5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.1</text:p>
          </table:table-cell>
          <table:table-cell office:value-type="float" office:value="20.8" calcext:value-type="float">
            <text:p>20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moonblast-move.html" xlink:type="simple">Moonblast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5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85" calcext:value-type="float">
            <text:p>85</text:p>
          </table:table-cell>
          <table:table-cell office:value-type="float" office:value="4.1" calcext:value-type="float">
            <text:p>4.1</text:p>
          </table:table-cell>
          <table:table-cell office:value-type="float" office:value="20.7" calcext:value-type="float">
            <text:p>20.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sludge-wave-move.html" xlink:type="simple">Sludge Wave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5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3.4" calcext:value-type="float">
            <text:p>3.4</text:p>
          </table:table-cell>
          <table:table-cell office:value-type="float" office:value="20.6" calcext:value-type="float">
            <text:p>20.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<text:a xlink:href="http://www.pokemongodb.net/2016/05/thunderbolt-move.html" xlink:type="simple">Thunderbolt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5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7" calcext:value-type="float">
            <text:p>2.7</text:p>
          </table:table-cell>
          <table:table-cell office:value-type="float" office:value="20.4" calcext:value-type="float">
            <text:p>20.4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petal-blizzard-move.html" xlink:type="simple">Petal Blizzard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5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20.3" calcext:value-type="float">
            <text:p>20.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leaf-blade-move.html" xlink:type="simple">Leaf Blade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5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8" calcext:value-type="float">
            <text:p>2.8</text:p>
          </table:table-cell>
          <table:table-cell office:value-type="float" office:value="19.6" calcext:value-type="float">
            <text:p>19.6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psychic-move.html" xlink:type="simple">Psychic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5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8" calcext:value-type="float">
            <text:p>2.8</text:p>
          </table:table-cell>
          <table:table-cell office:value-type="float" office:value="19.6" calcext:value-type="float">
            <text:p>19.6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bone-club-move.html" xlink:type="simple">Bone Club w/ STA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5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.6</text:p>
          </table:table-cell>
          <table:table-cell office:value-type="float" office:value="19.5" calcext:value-type="float">
            <text:p>19.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rock-slide-move.html" xlink:type="simple">Rock Slide w/ STAB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5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.2" calcext:value-type="float">
            <text:p>3.2</text:p>
          </table:table-cell>
          <table:table-cell office:value-type="float" office:value="19.5" calcext:value-type="float">
            <text:p>19.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flash-cannon-move.html" xlink:type="simple">Flash Cannon w/ STAB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6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.9" calcext:value-type="float">
            <text:p>3.9</text:p>
          </table:table-cell>
          <table:table-cell office:value-type="float" office:value="19.2" calcext:value-type="float">
            <text:p>19.2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aqua-tail-move.html" xlink:type="simple">Aqua Tail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6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.35" calcext:value-type="float">
            <text:p>2.35</text:p>
          </table:table-cell>
          <table:table-cell office:value-type="float" office:value="19.1" calcext:value-type="float">
            <text:p>19.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flamethrower-move.html" xlink:type="simple">Flamethrower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6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9" calcext:value-type="float">
            <text:p>2.9</text:p>
          </table:table-cell>
          <table:table-cell office:value-type="float" office:value="19" calcext:value-type="float">
            <text:p>19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play-rough-move.html" xlink:type="simple">Play Rough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6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.9" calcext:value-type="float">
            <text:p>2.9</text:p>
          </table:table-cell>
          <table:table-cell office:value-type="float" office:value="19" calcext:value-type="float">
            <text:p>19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brick-break-move.html" xlink:type="simple">Brick Break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6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  <table:table-cell office:value-type="float" office:value="18.8" calcext:value-type="float">
            <text:p>18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iron-head-move.html" xlink:type="simple">Iron Head w/ STAB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6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8.8" calcext:value-type="float">
            <text:p>18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drill-peck-move.html" xlink:type="simple">Drill Peck w/ STAB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6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 office:value-type="float" office:value="18.5" calcext:value-type="float">
            <text:p>18.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psyshock-move.html" xlink:type="simple">Psyshock w/ STAB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6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 office:value-type="float" office:value="18.5" calcext:value-type="float">
            <text:p>18.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drill-run-move.html" xlink:type="simple">Drill Run w/ STA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6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.4" calcext:value-type="float">
            <text:p>3.4</text:p>
          </table:table-cell>
          <table:table-cell office:value-type="float" office:value="18.4" calcext:value-type="float">
            <text:p>18.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shadow-ball-move.html" xlink:type="simple">Shadow Ball w/ STAB</text:a>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#7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.08" calcext:value-type="float">
            <text:p>3.08</text:p>
          </table:table-cell>
          <table:table-cell office:value-type="float" office:value="18.3" calcext:value-type="float">
            <text:p>18.3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signal-beam-move.html" xlink:type="simple">Signal Beam w/ STAB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7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.1" calcext:value-type="float">
            <text:p>3.1</text:p>
          </table:table-cell>
          <table:table-cell office:value-type="float" office:value="18.1" calcext:value-type="float">
            <text:p>18.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dragon-pulse-move.html" xlink:type="simple">Dragon Pulse</text:a>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#7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.6" calcext:value-type="float">
            <text:p>3.6</text:p>
          </table:table-cell>
          <table:table-cell office:value-type="float" office:value="18.1" calcext:value-type="float">
            <text:p>18.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fire-punch-move.html" xlink:type="simple">Fire Punch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7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8" calcext:value-type="float">
            <text:p>2.8</text:p>
          </table:table-cell>
          <table:table-cell office:value-type="float" office:value="17.9" calcext:value-type="float">
            <text:p>17.9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flame-burst-move.html" xlink:type="simple">Flame Burst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7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17.9" calcext:value-type="float">
            <text:p>17.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tomp-move.html" xlink:type="simple">Stomp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7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17.9" calcext:value-type="float">
            <text:p>17.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ubmission-move.html" xlink:type="simple">Submission w/ STAB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7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17.9" calcext:value-type="float">
            <text:p>17.9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ice-beam-move.html" xlink:type="simple">Ice Beam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7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.65" calcext:value-type="float">
            <text:p>3.65</text:p>
          </table:table-cell>
          <table:table-cell office:value-type="float" office:value="17.8" calcext:value-type="float">
            <text:p>17.8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bug-buzz-move.html" xlink:type="simple">Bug Buzz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7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4.25" calcext:value-type="float">
            <text:p>4.25</text:p>
          </table:table-cell>
          <table:table-cell office:value-type="float" office:value="17.6" calcext:value-type="float">
            <text:p>17.6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<text:a xlink:href="http://www.pokemongodb.net/2016/05/discharge-move.html" xlink:type="simple">Discharge w/ STAB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7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.5</text:p>
          </table:table-cell>
          <table:table-cell office:value-type="float" office:value="17.5" calcext:value-type="float">
            <text:p>17.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power-gem-move.html" xlink:type="simple">Power Gem w/ STAB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8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9" calcext:value-type="float">
            <text:p>2.9</text:p>
          </table:table-cell>
          <table:table-cell office:value-type="float" office:value="17.2" calcext:value-type="float">
            <text:p>17.2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scald-move.html" xlink:type="simple">Scald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8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.2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cross-poison-move.html" xlink:type="simple">Cross Poison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8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16.7" calcext:value-type="float">
            <text:p>16.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low-sweep-move.html" xlink:type="simple">Low Sweep w/ STAB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8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25" calcext:value-type="float">
            <text:p>2.25</text:p>
          </table:table-cell>
          <table:table-cell office:value-type="float" office:value="16.7" calcext:value-type="float">
            <text:p>16.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eed-bomb-move.html" xlink:type="simple">Seed Bomb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8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.4</text:p>
          </table:table-cell>
          <table:table-cell office:value-type="float" office:value="16.7" calcext:value-type="float">
            <text:p>16.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thunder-punch-move.html" xlink:type="simple">Thunder Punch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8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.4</text:p>
          </table:table-cell>
          <table:table-cell office:value-type="float" office:value="16.7" calcext:value-type="float">
            <text:p>16.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hyper-fang-move.html" xlink:type="simple">Hyper Fang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8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.1</text:p>
          </table:table-cell>
          <table:table-cell office:value-type="float" office:value="16.7" calcext:value-type="float">
            <text:p>16.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x-scissor-move.html" xlink:type="simple">X-Scissor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8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.1</text:p>
          </table:table-cell>
          <table:table-cell office:value-type="float" office:value="16.7" calcext:value-type="float">
            <text:p>16.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dazzling-gleam-move.html" xlink:type="simple">Dazzling Gleam w/ STAB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8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.2" calcext:value-type="float">
            <text:p>4.2</text:p>
          </table:table-cell>
          <table:table-cell office:value-type="float" office:value="16.4" calcext:value-type="float">
            <text:p>16.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pound-move.html" xlink:type="simple">Pound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89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54" calcext:value-type="float">
            <text:p>0.54</text:p>
          </table:table-cell>
          <table:table-cell office:value-type="float" office:value="16.2" calcext:value-type="float">
            <text:p>16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dark-pulse-move.html" xlink:type="simple">Dark Pulse w/ STAB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9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.5</text:p>
          </table:table-cell>
          <table:table-cell office:value-type="float" office:value="16.1" calcext:value-type="float">
            <text:p>16.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ice-punch-move.html" xlink:type="simple">Ice Punch w/ STAB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9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.5</text:p>
          </table:table-cell>
          <table:table-cell office:value-type="float" office:value="16.1" calcext:value-type="float">
            <text:p>16.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metal-claw-move.html" xlink:type="simple">Metal Claw w/ STAB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92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8" calcext:value-type="float">
            <text:p>8</text:p>
          </table:table-cell>
          <table:table-cell office:value-type="float" office:value="0.63" calcext:value-type="float">
            <text:p>0.63</text:p>
          </table:table-cell>
          <table:table-cell office:value-type="float" office:value="15.9" calcext:value-type="float">
            <text:p>15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bone-club-move.html" xlink:type="simple">Bone Clu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9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.6</text:p>
          </table:table-cell>
          <table:table-cell office:value-type="float" office:value="15.6" calcext:value-type="float">
            <text:p>15.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rock-slide-move.html" xlink:type="simple">Rock Slide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9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.2" calcext:value-type="float">
            <text:p>3.2</text:p>
          </table:table-cell>
          <table:table-cell office:value-type="float" office:value="15.6" calcext:value-type="float">
            <text:p>15.6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flash-cannon-move.html" xlink:type="simple">Flash Cannon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9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.9" calcext:value-type="float">
            <text:p>3.9</text:p>
          </table:table-cell>
          <table:table-cell office:value-type="float" office:value="15.4" calcext:value-type="float">
            <text:p>15.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psycho-cut-move.html" xlink:type="simple">Psycho Cut w/ STAB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96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.57</text:p>
          </table:table-cell>
          <table:table-cell office:value-type="float" office:value="15.4" calcext:value-type="float">
            <text:p>15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dig-move.html" xlink:type="simple">Dig w/ STA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9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5.8" calcext:value-type="float">
            <text:p>5.8</text:p>
          </table:table-cell>
          <table:table-cell office:value-type="float" office:value="15.1" calcext:value-type="float">
            <text:p>15.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bite-move.html" xlink:type="simple">Bite w/ STAB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dragon-breath-move.html" xlink:type="simple">Dragon Breath w/ STAB</text:a>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iron-head-move.html" xlink:type="simple">Iron Head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scratch-move.html" xlink:type="simple">Scratch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water-gun-move.html" xlink:type="simple">Water Gun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wing-attack-move.html" xlink:type="simple">Wing Attack w/ STAB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ire-fang-move.html" xlink:type="simple">Fire Fang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10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0.84" calcext:value-type="float">
            <text:p>0.84</text:p>
          </table:table-cell>
          <table:table-cell office:value-type="float" office:value="14.9" calcext:value-type="float">
            <text:p>14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vice-grip-move.html" xlink:type="simple">Vice Grip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0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14.9" calcext:value-type="float">
            <text:p>14.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drill-peck-move.html" xlink:type="simple">Drill Peck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10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 office:value-type="float" office:value="14.8" calcext:value-type="float">
            <text:p>14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psyshock-move.html" xlink:type="simple">Psyshock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10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 office:value-type="float" office:value="14.8" calcext:value-type="float">
            <text:p>14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drill-run-move.html" xlink:type="simple">Drill Run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0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.4" calcext:value-type="float">
            <text:p>3.4</text:p>
          </table:table-cell>
          <table:table-cell office:value-type="float" office:value="14.7" calcext:value-type="float">
            <text:p>14.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shadow-ball-move.html" xlink:type="simple">Shadow Ball</text:a>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#10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.08" calcext:value-type="float">
            <text:p>3.08</text:p>
          </table:table-cell>
          <table:table-cell office:value-type="float" office:value="14.6" calcext:value-type="float">
            <text:p>14.6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signal-beam-move.html" xlink:type="simple">Signal Beam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11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.1" calcext:value-type="float">
            <text:p>3.1</text:p>
          </table:table-cell>
          <table:table-cell office:value-type="float" office:value="14.5" calcext:value-type="float">
            <text:p>14.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shadow-claw-move.html" xlink:type="simple">Shadow Claw w/ STAB</text:a>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#111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14.5" calcext:value-type="float">
            <text:p>14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eint-attack-move.html" xlink:type="simple">Feint Attack w/ STAB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112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04" calcext:value-type="float">
            <text:p>1.04</text:p>
          </table:table-cell>
          <table:table-cell office:value-type="float" office:value="14.4" calcext:value-type="float">
            <text:p>14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mud-bomb-move.html" xlink:type="simple">Mud Bomb w/ STA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1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.6</text:p>
          </table:table-cell>
          <table:table-cell office:value-type="float" office:value="14.4" calcext:value-type="float">
            <text:p>14.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ludge-move.html" xlink:type="simple">Sludge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1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.6</text:p>
          </table:table-cell>
          <table:table-cell office:value-type="float" office:value="14.4" calcext:value-type="float">
            <text:p>14.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oison-jab-move.html" xlink:type="simple">Poison Jab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15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05" calcext:value-type="float">
            <text:p>1.05</text:p>
          </table:table-cell>
          <table:table-cell office:value-type="float" office:value="14.3" calcext:value-type="float">
            <text:p>14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ire-punch-move.html" xlink:type="simple">Fire Punch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11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8" calcext:value-type="float">
            <text:p>2.8</text:p>
          </table:table-cell>
          <table:table-cell office:value-type="float" office:value="14.3" calcext:value-type="float">
            <text:p>14.3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zen-headbutt-move.html" xlink:type="simple">Zen Headbutt w/ STAB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115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05" calcext:value-type="float">
            <text:p>1.05</text:p>
          </table:table-cell>
          <table:table-cell office:value-type="float" office:value="14.3" calcext:value-type="float">
            <text:p>14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flame-burst-move.html" xlink:type="simple">Flame Burst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11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14.3" calcext:value-type="float">
            <text:p>14.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tomp-move.html" xlink:type="simple">Stomp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1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14.3" calcext:value-type="float">
            <text:p>14.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ubmission-move.html" xlink:type="simple">Submission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11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14.3" calcext:value-type="float">
            <text:p>14.3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horn-attack-move.html" xlink:type="simple">Horn Attack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2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.2</text:p>
          </table:table-cell>
          <table:table-cell office:value-type="float" office:value="14.2" calcext:value-type="float">
            <text:p>14.2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teel-wing-move.html" xlink:type="simple">Steel Wing w/ STAB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122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33" calcext:value-type="float">
            <text:p>1.33</text:p>
          </table:table-cell>
          <table:table-cell office:value-type="float" office:value="14.1" calcext:value-type="float">
            <text:p>14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discharge-move.html" xlink:type="simple">Discharge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12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.5</text:p>
          </table:table-cell>
          <table:table-cell office:value-type="float" office:value="14" calcext:value-type="float">
            <text:p>1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bug-bite-move.html" xlink:type="simple">Bug Bite w/ STAB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12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13.9" calcext:value-type="float">
            <text:p>13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rost-breath-move.html" xlink:type="simple">Frost Breath w/ STAB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12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9" calcext:value-type="float">
            <text:p>9</text:p>
          </table:table-cell>
          <table:table-cell office:value-type="float" office:value="0.81" calcext:value-type="float">
            <text:p>0.81</text:p>
          </table:table-cell>
          <table:table-cell office:value-type="float" office:value="13.9" calcext:value-type="float">
            <text:p>13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mud-slap-move.html" xlink:type="simple">Mud Slap w/ STA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2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35" calcext:value-type="float">
            <text:p>1.35</text:p>
          </table:table-cell>
          <table:table-cell office:value-type="float" office:value="13.9" calcext:value-type="float">
            <text:p>13.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a xlink:href="http://www.pokemongodb.net/2016/05/night-slash-move.html" xlink:type="simple">Night Slash w/ STAB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12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7" calcext:value-type="float">
            <text:p>2.7</text:p>
          </table:table-cell>
          <table:table-cell office:value-type="float" office:value="13.9" calcext:value-type="float">
            <text:p>13.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ower-gem-move.html" xlink:type="simple">Power Gem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12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.9" calcext:value-type="float">
            <text:p>2.9</text:p>
          </table:table-cell>
          <table:table-cell office:value-type="float" office:value="13.8" calcext:value-type="float">
            <text:p>13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scald-move.html" xlink:type="simple">Scald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2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3.8" calcext:value-type="float">
            <text:p>13.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mud-shot-move.html" xlink:type="simple">Mud Shot w/ STA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13.6" calcext:value-type="float">
            <text:p>13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tackle-move.html" xlink:type="simple">Tackle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13.6" calcext:value-type="float">
            <text:p>13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bubble-move.html" xlink:type="simple">Bubble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32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.3</text:p>
          </table:table-cell>
          <table:table-cell office:value-type="float" office:value="13.6" calcext:value-type="float">
            <text:p>13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a xlink:href="http://www.pokemongodb.net/2016/05/vine-whip-move.html" xlink:type="simple">Vine Whip w/ STAB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133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ice-shard-move.html" xlink:type="simple">Ice Shard w/ STAB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13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magnet-bomb-move.html" xlink:type="simple">Magnet Bomb w/ STAB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13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.8</text:p>
          </table:table-cell>
          <table:table-cell office:value-type="float" office:value="13.4" calcext:value-type="float">
            <text:p>13.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low-sweep-move.html" xlink:type="simple">Low Sweep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13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25" calcext:value-type="float">
            <text:p>2.25</text:p>
          </table:table-cell>
          <table:table-cell office:value-type="float" office:value="13.3" calcext:value-type="float">
            <text:p>13.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aqua-jet-move.html" xlink:type="simple">Aqua Jet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3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35" calcext:value-type="float">
            <text:p>2.35</text:p>
          </table:table-cell>
          <table:table-cell office:value-type="float" office:value="13.3" calcext:value-type="float">
            <text:p>13.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rock-smash-move.html" xlink:type="simple">Rock Smash w/ STAB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137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41" calcext:value-type="float">
            <text:p>1.41</text:p>
          </table:table-cell>
          <table:table-cell office:value-type="float" office:value="13.3" calcext:value-type="float">
            <text:p>13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7/cut-move.html" xlink:type="simple">Cut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39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13" calcext:value-type="float">
            <text:p>1.13</text:p>
          </table:table-cell>
          <table:table-cell office:value-type="float" office:value="13.3" calcext:value-type="float">
            <text:p>13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7/cut-move.html" xlink:type="simple">Cut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39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13" calcext:value-type="float">
            <text:p>1.13</text:p>
          </table:table-cell>
          <table:table-cell office:value-type="float" office:value="13.3" calcext:value-type="float">
            <text:p>13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water-pulse-move.html" xlink:type="simple">Water Pulse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4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3.3" calcext:value-type="float">
            <text:p>3.3</text:p>
          </table:table-cell>
          <table:table-cell office:value-type="float" office:value="13.3" calcext:value-type="float">
            <text:p>13.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sybeam-move.html" xlink:type="simple">Psybeam w/ STAB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14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.8</text:p>
          </table:table-cell>
          <table:table-cell office:value-type="float" office:value="13.2" calcext:value-type="float">
            <text:p>13.2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dazzling-gleam-move.html" xlink:type="simple">Dazzling Gleam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14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.2" calcext:value-type="float">
            <text:p>4.2</text:p>
          </table:table-cell>
          <table:table-cell office:value-type="float" office:value="13.1" calcext:value-type="float">
            <text:p>13.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poison-fang-move.html" xlink:type="simple">Poison Fang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4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.4</text:p>
          </table:table-cell>
          <table:table-cell office:value-type="float" office:value="13" calcext:value-type="float">
            <text:p>1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brine-move.html" xlink:type="simple">Brine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4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.4</text:p>
          </table:table-cell>
          <table:table-cell office:value-type="float" office:value="13" calcext:value-type="float">
            <text:p>1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ound-move.html" xlink:type="simple">Pound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46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54" calcext:value-type="float">
            <text:p>0.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aerial-ace-move.html" xlink:type="simple">Aerial Ace w/ STAB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14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.9</text:p>
          </table:table-cell>
          <table:table-cell office:value-type="float" office:value="12.9" calcext:value-type="float">
            <text:p>12.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bubble-beam-move.html" xlink:type="simple">Bubble Beam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4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.9</text:p>
          </table:table-cell>
          <table:table-cell office:value-type="float" office:value="12.9" calcext:value-type="float">
            <text:p>12.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oison-sting-move.html" xlink:type="simple">Poison Sting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47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8" calcext:value-type="float">
            <text:p>0.58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razor-leaf-move.html" xlink:type="simple">Razor Leaf w/ STAB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147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45" calcext:value-type="float">
            <text:p>1.45</text:p>
          </table:table-cell>
          <table:table-cell office:value-type="float" office:value="12.9" calcext:value-type="float">
            <text:p>12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bulldoze-move.html" xlink:type="simple">Bulldoze w/ STA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5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dark-pulse-move.html" xlink:type="simple">Dark Pulse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15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.5</text:p>
          </table:table-cell>
          <table:table-cell office:value-type="float" office:value="12.9" calcext:value-type="float">
            <text:p>12.9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ice-punch-move.html" xlink:type="simple">Ice Punch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15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.5</text:p>
          </table:table-cell>
          <table:table-cell office:value-type="float" office:value="12.9" calcext:value-type="float">
            <text:p>12.9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metal-claw-move.html" xlink:type="simple">Metal Claw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15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8" calcext:value-type="float">
            <text:p>8</text:p>
          </table:table-cell>
          <table:table-cell office:value-type="float" office:value="0.63" calcext:value-type="float">
            <text:p>0.63</text:p>
          </table:table-cell>
          <table:table-cell office:value-type="float" office:value="12.7" calcext:value-type="float">
            <text:p>12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lick-move.html" xlink:type="simple">Lick w/ STAB</text:a>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#155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spark-move.html" xlink:type="simple">Spark w/ STAB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155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sucker-punch-move.html" xlink:type="simple">Sucker Punch w/ STAB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155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swift-move.html" xlink:type="simple">Swift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5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confusion-move.html" xlink:type="simple">Confusion w/ STAB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159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51" calcext:value-type="float">
            <text:p>1.51</text:p>
          </table:table-cell>
          <table:table-cell office:value-type="float" office:value="12.4" calcext:value-type="float">
            <text:p>12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psycho-cut-move.html" xlink:type="simple">Psycho Cut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160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.57</text:p>
          </table:table-cell>
          <table:table-cell office:value-type="float" office:value="12.3" calcext:value-type="float">
            <text:p>12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ancient-power-move.html" xlink:type="simple">Ancient Power w/ STAB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16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3.6" calcext:value-type="float">
            <text:p>3.6</text:p>
          </table:table-cell>
          <table:table-cell office:value-type="float" office:value="12.2" calcext:value-type="float">
            <text:p>12.2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ominous-wind-move.html" xlink:type="simple">Ominous Wind w/ STAB</text:a>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#16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.1</text:p>
          </table:table-cell>
          <table:table-cell office:value-type="float" office:value="12.1" calcext:value-type="float">
            <text:p>12.1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dig-move.html" xlink:type="simple">Dig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6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5.8" calcext:value-type="float">
            <text:p>5.8</text:p>
          </table:table-cell>
          <table:table-cell office:value-type="float" office:value="12.1" calcext:value-type="float">
            <text:p>12.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<text:a xlink:href="http://www.pokemongodb.net/2016/05/bite-move.html" xlink:type="simple">Bite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16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dragon-breath-move.html" xlink:type="simple">Dragon Breath</text:a>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#16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scratch-move.html" xlink:type="simple">Scratch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6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water-gun-move.html" xlink:type="simple">Water Gun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6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wing-attack-move.html" xlink:type="simple">Wing Attack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16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acid-move.html" xlink:type="simple">Acid w/ ST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69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05" calcext:value-type="float">
            <text:p>1.05</text:p>
          </table:table-cell>
          <table:table-cell office:value-type="float" office:value="11.9" calcext:value-type="float">
            <text:p>11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ember-move.html" xlink:type="simple">Ember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169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05" calcext:value-type="float">
            <text:p>1.05</text:p>
          </table:table-cell>
          <table:table-cell office:value-type="float" office:value="11.9" calcext:value-type="float">
            <text:p>11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ire-fang-move.html" xlink:type="simple">Fire Fang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169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0.84" calcext:value-type="float">
            <text:p>0.84</text:p>
          </table:table-cell>
          <table:table-cell office:value-type="float" office:value="11.9" calcext:value-type="float">
            <text:p>11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vice-grip-move.html" xlink:type="simple">Vice Grip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6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11.9" calcext:value-type="float">
            <text:p>11.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shadow-claw-move.html" xlink:type="simple">Shadow Claw</text:a>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#173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11.6" calcext:value-type="float">
            <text:p>11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twister-move.html" xlink:type="simple">Twister w/ STAB</text:a>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#17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.7</text:p>
          </table:table-cell>
          <table:table-cell office:value-type="float" office:value="11.6" calcext:value-type="float">
            <text:p>11.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feint-attack-move.html" xlink:type="simple">Feint Attack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175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04" calcext:value-type="float">
            <text:p>1.04</text:p>
          </table:table-cell>
          <table:table-cell office:value-type="float" office:value="11.5" calcext:value-type="float">
            <text:p>11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mud-bomb-move.html" xlink:type="simple">Mud Bomb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7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.6</text:p>
          </table:table-cell>
          <table:table-cell office:value-type="float" office:value="11.5" calcext:value-type="float">
            <text:p>11.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ludge-move.html" xlink:type="simple">Sludge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7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.6</text:p>
          </table:table-cell>
          <table:table-cell office:value-type="float" office:value="11.5" calcext:value-type="float">
            <text:p>11.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oison-jab-move.html" xlink:type="simple">Poison Jab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17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05" calcext:value-type="float">
            <text:p>1.05</text:p>
          </table:table-cell>
          <table:table-cell office:value-type="float" office:value="11.4" calcext:value-type="float">
            <text:p>11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zen-headbutt-move.html" xlink:type="simple">Zen Headbutt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17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05" calcext:value-type="float">
            <text:p>1.05</text:p>
          </table:table-cell>
          <table:table-cell office:value-type="float" office:value="11.4" calcext:value-type="float">
            <text:p>11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air-cutter-move.html" xlink:type="simple">Air Cutter w/ STAB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18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.3" calcext:value-type="float">
            <text:p>3.3</text:p>
          </table:table-cell>
          <table:table-cell office:value-type="float" office:value="11.4" calcext:value-type="float">
            <text:p>11.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horn-attack-move.html" xlink:type="simple">Horn Attack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8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.2</text:p>
          </table:table-cell>
          <table:table-cell office:value-type="float" office:value="11.4" calcext:value-type="float">
            <text:p>11.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teel-wing-move.html" xlink:type="simple">Steel Wing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182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33" calcext:value-type="float">
            <text:p>1.33</text:p>
          </table:table-cell>
          <table:table-cell office:value-type="float" office:value="11.3" calcext:value-type="float">
            <text:p>11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draining-kiss-move.html" xlink:type="simple">Draining Kiss w/ STAB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18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8" calcext:value-type="float">
            <text:p>2.8</text:p>
          </table:table-cell>
          <table:table-cell office:value-type="float" office:value="11.2" calcext:value-type="float">
            <text:p>11.2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bug-bite-move.html" xlink:type="simple">Bug Bite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18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11.1" calcext:value-type="float">
            <text:p>11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rost-breath-move.html" xlink:type="simple">Frost Breath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18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9" calcext:value-type="float">
            <text:p>9</text:p>
          </table:table-cell>
          <table:table-cell office:value-type="float" office:value="0.81" calcext:value-type="float">
            <text:p>0.81</text:p>
          </table:table-cell>
          <table:table-cell office:value-type="float" office:value="11.1" calcext:value-type="float">
            <text:p>11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mud-slap-move.html" xlink:type="simple">Mud Slap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8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35" calcext:value-type="float">
            <text:p>1.35</text:p>
          </table:table-cell>
          <table:table-cell office:value-type="float" office:value="11.1" calcext:value-type="float">
            <text:p>11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a xlink:href="http://www.pokemongodb.net/2016/05/night-slash-move.html" xlink:type="simple">Night Slash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18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7" calcext:value-type="float">
            <text:p>2.7</text:p>
          </table:table-cell>
          <table:table-cell office:value-type="float" office:value="11.1" calcext:value-type="float">
            <text:p>11.1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rock-tomb-move.html" xlink:type="simple">Rock Tomb w/ STAB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18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truggle-move.html" xlink:type="simple">Struggle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8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rock-throw-move.html" xlink:type="simple">Rock Throw w/ STAB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190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36" calcext:value-type="float">
            <text:p>1.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mud-shot-move.html" xlink:type="simple">Mud Shot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191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10.9" calcext:value-type="float">
            <text:p>10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tackle-move.html" xlink:type="simple">Tackle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191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10.9" calcext:value-type="float">
            <text:p>10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lame-wheel-move.html" xlink:type="simple">Flame Wheel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19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.6" calcext:value-type="float">
            <text:p>4.6</text:p>
          </table:table-cell>
          <table:table-cell office:value-type="float" office:value="10.9" calcext:value-type="float">
            <text:p>10.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eck-move.html" xlink:type="simple">Peck w/ STAB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193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15" calcext:value-type="float">
            <text:p>1.15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://www.pokemongodb.net/2016/05/bubble-move.html" xlink:type="simple">Bubble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95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.3</text:p>
          </table:table-cell>
          <table:table-cell office:value-type="float" office:value="10.9" calcext:value-type="float">
            <text:p>10.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a xlink:href="http://www.pokemongodb.net/2016/05/vine-whip-move.html" xlink:type="simple">Vine Whip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196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10.8" calcext:value-type="float">
            <text:p>10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ice-shard-move.html" xlink:type="simple">Ice Shard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197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float" office:value="10.7" calcext:value-type="float">
            <text:p>10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magnet-bomb-move.html" xlink:type="simple">Magnet Bomb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19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.8</text:p>
          </table:table-cell>
          <table:table-cell office:value-type="float" office:value="10.7" calcext:value-type="float">
            <text:p>10.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aqua-jet-move.html" xlink:type="simple">Aqua Jet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19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35" calcext:value-type="float">
            <text:p>2.35</text:p>
          </table:table-cell>
          <table:table-cell office:value-type="float" office:value="10.6" calcext:value-type="float">
            <text:p>10.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rock-smash-move.html" xlink:type="simple">Rock Smash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199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41" calcext:value-type="float">
            <text:p>1.41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water-pulse-move.html" xlink:type="simple">Water Pulse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201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3.3" calcext:value-type="float">
            <text:p>3.3</text:p>
          </table:table-cell>
          <table:table-cell office:value-type="float" office:value="10.6" calcext:value-type="float">
            <text:p>10.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sybeam-move.html" xlink:type="simple">Psybeam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20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.8</text:p>
          </table:table-cell>
          <table:table-cell office:value-type="float" office:value="10.5" calcext:value-type="float">
            <text:p>10.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bullet-punch-move.html" xlink:type="simple">Bullet Punch w/ STAB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203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10.4" calcext:value-type="float">
            <text:p>10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low-kick-move.html" xlink:type="simple">Low Kick w/ STAB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203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0.4" calcext:value-type="float">
            <text:p>10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poison-fang-move.html" xlink:type="simple">Poison Fang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20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.4</text:p>
          </table:table-cell>
          <table:table-cell office:value-type="float" office:value="10.4" calcext:value-type="float">
            <text:p>10.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thunder-shock-move.html" xlink:type="simple">Thunder Shock w/ STAB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203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0.4" calcext:value-type="float">
            <text:p>10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brine-move.html" xlink:type="simple">Brine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20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.4</text:p>
          </table:table-cell>
          <table:table-cell office:value-type="float" office:value="10.4" calcext:value-type="float">
            <text:p>10.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aerial-ace-move.html" xlink:type="simple">Aerial Ace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20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.9</text:p>
          </table:table-cell>
          <table:table-cell office:value-type="float" office:value="10.3" calcext:value-type="float">
            <text:p>10.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bubble-beam-move.html" xlink:type="simple">Bubble Beam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20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.9</text:p>
          </table:table-cell>
          <table:table-cell office:value-type="float" office:value="10.3" calcext:value-type="float">
            <text:p>10.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oison-sting-move.html" xlink:type="simple">Poison Sting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20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58" calcext:value-type="float">
            <text:p>0.58</text:p>
          </table:table-cell>
          <table:table-cell office:value-type="float" office:value="10.3" calcext:value-type="float">
            <text:p>10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razor-leaf-move.html" xlink:type="simple">Razor Leaf</text:a>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#20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45" calcext:value-type="float">
            <text:p>1.45</text:p>
          </table:table-cell>
          <table:table-cell office:value-type="float" office:value="10.3" calcext:value-type="float">
            <text:p>10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bulldoze-move.html" xlink:type="simple">Bulldoze</text:a>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#21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3.4" calcext:value-type="float">
            <text:p>3.4</text:p>
          </table:table-cell>
          <table:table-cell office:value-type="float" office:value="10.3" calcext:value-type="float">
            <text:p>10.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flame-charge-move.html" xlink:type="simple">Flame Charge w/ STAB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213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.1" calcext:value-type="float">
            <text:p>3.1</text:p>
          </table:table-cell>
          <table:table-cell office:value-type="float" office:value="10.1" calcext:value-type="float">
            <text:p>10.1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lick-move.html" xlink:type="simple">Lick</text:a>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#21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spark-move.html" xlink:type="simple">Spark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21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sucker-punch-move.html" xlink:type="simple">Sucker Punch</text:a>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#21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pokemongodb.net/2016/05/swift-move.html" xlink:type="simple">Swift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21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confusion-move.html" xlink:type="simple">Confusion</text:a>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#218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51" calcext:value-type="float">
            <text:p>1.51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ancient-power-move.html" xlink:type="simple">Ancient Power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21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3.6" calcext:value-type="float">
            <text:p>3.6</text:p>
          </table:table-cell>
          <table:table-cell office:value-type="float" office:value="9.7" calcext:value-type="float">
            <text:p>9.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ominous-wind-move.html" xlink:type="simple">Ominous Wind</text:a>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#22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.1</text:p>
          </table:table-cell>
          <table:table-cell office:value-type="float" office:value="9.7" calcext:value-type="float">
            <text:p>9.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acid-move.html" xlink:type="simple">Acid</text:a>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#221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05" calcext:value-type="float">
            <text:p>1.05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ember-move.html" xlink:type="simple">Ember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221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05" calcext:value-type="float">
            <text:p>1.05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quick-attack-move.html" xlink:type="simple">Quick Attack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223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33" calcext:value-type="float">
            <text:p>1.33</text:p>
          </table:table-cell>
          <table:table-cell office:value-type="float" office:value="9.4" calcext:value-type="float">
            <text:p>9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ury-cutter-move.html" xlink:type="simple">Fury Cutter w/ STAB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22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://www.pokemongodb.net/2016/05/karate-chop-move.html" xlink:type="simple">Karate Chop w/ STAB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22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9.4" calcext:value-type="float">
            <text:p>9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twister-move.html" xlink:type="simple">Twister</text:a>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#22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.7</text:p>
          </table:table-cell>
          <table:table-cell office:value-type="float" office:value="9.3" calcext:value-type="float">
            <text:p>9.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air-cutter-move.html" xlink:type="simple">Air Cutter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22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.3" calcext:value-type="float">
            <text:p>3.3</text:p>
          </table:table-cell>
          <table:table-cell office:value-type="float" office:value="9.1" calcext:value-type="float">
            <text:p>9.1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draining-kiss-move.html" xlink:type="simple">Draining Kiss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22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.8" calcext:value-type="float">
            <text:p>2.8</text:p>
          </table:table-cell>
          <table:table-cell office:value-type="float" office:value="8.9" calcext:value-type="float">
            <text:p>8.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rock-tomb-move.html" xlink:type="simple">Rock Tomb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22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.4" calcext:value-type="float">
            <text:p>3.4</text:p>
          </table:table-cell>
          <table:table-cell office:value-type="float" office:value="8.8" calcext:value-type="float">
            <text:p>8.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struggle-move.html" xlink:type="simple">Struggle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22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float" office:value="8.8" calcext:value-type="float">
            <text:p>8.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rock-throw-move.html" xlink:type="simple">Rock Throw</text:a>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231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.36" calcext:value-type="float">
            <text:p>1.36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lame-wheel-move.html" xlink:type="simple">Flame Wheel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232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.6" calcext:value-type="float">
            <text:p>4.6</text:p>
          </table:table-cell>
          <table:table-cell office:value-type="float" office:value="8.7" calcext:value-type="float">
            <text:p>8.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<text:a xlink:href="http://www.pokemongodb.net/2016/05/peck-move.html" xlink:type="simple">Peck</text:a>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#232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15" calcext:value-type="float">
            <text:p>1.15</text:p>
          </table:table-cell>
          <table:table-cell office:value-type="float" office:value="8.7" calcext:value-type="float">
            <text:p>8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://www.pokemongodb.net/2016/05/bullet-punch-move.html" xlink:type="simple">Bullet Punch</text:a>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#23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8.3" calcext:value-type="float">
            <text:p>8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low-kick-move.html" xlink:type="simple">Low Kick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23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8.3" calcext:value-type="float">
            <text:p>8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thunder-shock-move.html" xlink:type="simple">Thunder Shock</text:a>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#234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8.3" calcext:value-type="float">
            <text:p>8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icy-wind-move.html" xlink:type="simple">Icy Wind w/ STAB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237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.8</text:p>
          </table:table-cell>
          <table:table-cell office:value-type="float" office:value="8.2" calcext:value-type="float">
            <text:p>8.2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flame-charge-move.html" xlink:type="simple">Flame Charge</text:a>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#238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.1" calcext:value-type="float">
            <text:p>3.1</text:p>
          </table:table-cell>
          <table:table-cell office:value-type="float" office:value="8.1" calcext:value-type="float">
            <text:p>8.1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disarming-voice-move.html" xlink:type="simple">Disarming Voice w/ STAB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239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.9" calcext:value-type="float">
            <text:p>3.9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wrap-move.html" xlink:type="simple">Wrap w/ STAB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240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.8" calcext:value-type="float">
            <text:p>7.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quick-attack-move.html" xlink:type="simple">Quick Attack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241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33" calcext:value-type="float">
            <text:p>1.33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fury-cutter-move.html" xlink:type="simple">Fury Cutter</text:a>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#242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://www.pokemongodb.net/2016/05/karate-chop-move.html" xlink:type="simple">Karate Chop</text:a>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#242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icy-wind-move.html" xlink:type="simple">Icy Wind</text:a>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#244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.8</text:p>
          </table:table-cell>
          <table:table-cell office:value-type="float" office:value="6.6" calcext:value-type="float">
            <text:p>6.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disarming-voice-move.html" xlink:type="simple">Disarming Voice</text:a>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#245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.9" calcext:value-type="float">
            <text:p>3.9</text:p>
          </table:table-cell>
          <table:table-cell office:value-type="float" office:value="6.4" calcext:value-type="float">
            <text:p>6.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wrap-move.html" xlink:type="simple">Wrap</text:a>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#246</text:p>
          </table:table-cell>
          <table:table-cell office:value-type="string" calcext:value-type="string">
            <text:p><text:a xlink:href="http://www.pokemongodb.net/2016/04/charge-move.html" xlink:type="simple">Charg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<text:a xlink:href="http://www.pokemongodb.net/2016/05/splash-move.html" xlink:type="simple">Splash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247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pokemongodb.net/2016/05/splash-move.html" xlink:type="simple">Splash w/ STAB</text:a>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#247</text:p>
          </table:table-cell>
          <table:table-cell office:value-type="string" calcext:value-type="string">
            <text:p><text:a xlink:href="http://www.pokemongodb.net/2016/04/fast-move.html" xlink:type="simple">Fast</text:a>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spanned="8" table:number-rows-spanned="1"/>
          <table:covered-table-cell table:number-columns-repeated="7" table:style-name="Default"/>
        </table:table-row>
      </table:table>
      <table:table table:name="DPS" table:style-name="ta1"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2" table:number-columns-repeated="1019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Ran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1.3" calcext:value-type="float">
            <text:p>31.3</text:p>
          </table:table-cell>
          <table:table-cell table:style-name="ce1" office:value-type="string" calcext:value-type="string">
            <text:p><text:a xlink:href="http://www.pokemongodb.net/2016/05/megahorn-move.html" xlink:type="simple">Megahorn w/ STAB</text:a></text:p>
          </table:table-cell>
          <table:table-cell table:style-name="ce1" office:value-type="string" calcext:value-type="string">
            <text:p>#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a xlink:href="http://www.pokemongodb.net/2016/05/megahorn-move.html" xlink:type="simple">Megahorn</text:a></text:p>
          </table:table-cell>
          <table:table-cell table:style-name="ce1" office:value-type="string" calcext:value-type="string">
            <text:p>#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2.1" calcext:value-type="float">
            <text:p>22.1</text:p>
          </table:table-cell>
          <table:table-cell table:style-name="ce1" office:value-type="string" calcext:value-type="string">
            <text:p><text:a xlink:href="http://www.pokemongodb.net/2016/05/bug-buzz-move.html" xlink:type="simple">Bug Buzz w/ STAB</text:a></text:p>
          </table:table-cell>
          <table:table-cell table:style-name="ce1" office:value-type="string" calcext:value-type="string">
            <text:p>#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8" calcext:value-type="float">
            <text:p>20.8</text:p>
          </table:table-cell>
          <table:table-cell table:style-name="ce1" office:value-type="string" calcext:value-type="string">
            <text:p><text:a xlink:href="http://www.pokemongodb.net/2016/05/x-scissor-move.html" xlink:type="simple">X-Scissor w/ STAB</text:a></text:p>
          </table:table-cell>
          <table:table-cell table:style-name="ce1" office:value-type="string" calcext:value-type="string">
            <text:p>#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office:value-type="string" calcext:value-type="string">
            <text:p><text:a xlink:href="http://www.pokemongodb.net/2016/05/signal-beam-move.html" xlink:type="simple">Signal Beam w/ STAB</text:a></text:p>
          </table:table-cell>
          <table:table-cell table:style-name="ce1" office:value-type="string" calcext:value-type="string">
            <text:p>#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6" calcext:value-type="float">
            <text:p>17.6</text:p>
          </table:table-cell>
          <table:table-cell table:style-name="ce1" office:value-type="string" calcext:value-type="string">
            <text:p><text:a xlink:href="http://www.pokemongodb.net/2016/05/bug-buzz-move.html" xlink:type="simple">Bug Buzz</text:a></text:p>
          </table:table-cell>
          <table:table-cell table:style-name="ce1" office:value-type="string" calcext:value-type="string">
            <text:p>#7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string" calcext:value-type="string">
            <text:p><text:a xlink:href="http://www.pokemongodb.net/2016/05/x-scissor-move.html" xlink:type="simple">X-Scissor</text:a></text:p>
          </table:table-cell>
          <table:table-cell table:style-name="ce1" office:value-type="string" calcext:value-type="string">
            <text:p>#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string" calcext:value-type="string">
            <text:p><text:a xlink:href="http://www.pokemongodb.net/2016/05/signal-beam-move.html" xlink:type="simple">Signal Beam</text:a></text:p>
          </table:table-cell>
          <table:table-cell table:style-name="ce1" office:value-type="string" calcext:value-type="string">
            <text:p>#1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string" calcext:value-type="string">
            <text:p><text:a xlink:href="http://www.pokemongodb.net/2016/05/bug-bite-move.html" xlink:type="simple">Bug Bite w/ STAB</text:a></text:p>
          </table:table-cell>
          <table:table-cell table:style-name="ce1" office:value-type="string" calcext:value-type="string">
            <text:p>#1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string" calcext:value-type="string">
            <text:p><text:a xlink:href="http://www.pokemongodb.net/2016/05/bug-bite-move.html" xlink:type="simple">Bug Bite</text:a></text:p>
          </table:table-cell>
          <table:table-cell table:style-name="ce1" office:value-type="string" calcext:value-type="string">
            <text:p>#1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string" calcext:value-type="string">
            <text:p><text:a xlink:href="http://www.pokemongodb.net/2016/05/fury-cutter-move.html" xlink:type="simple">Fury Cutter w/ STAB</text:a></text:p>
          </table:table-cell>
          <table:table-cell table:style-name="ce1" office:value-type="string" calcext:value-type="string">
            <text:p>#2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string" calcext:value-type="string">
            <text:p><text:a xlink:href="http://www.pokemongodb.net/2016/05/fury-cutter-move.html" xlink:type="simple">Fury Cutter</text:a></text:p>
          </table:table-cell>
          <table:table-cell table:style-name="ce1" office:value-type="string" calcext:value-type="string">
            <text:p>#2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1" calcext:value-type="float">
            <text:p>16.1</text:p>
          </table:table-cell>
          <table:table-cell table:style-name="ce1" office:value-type="string" calcext:value-type="string">
            <text:p><text:a xlink:href="http://www.pokemongodb.net/2016/05/dark-pulse-move.html" xlink:type="simple">Dark Pulse w/ STAB</text:a></text:p>
          </table:table-cell>
          <table:table-cell table:style-name="ce1" office:value-type="string" calcext:value-type="string">
            <text:p>#9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string" calcext:value-type="string">
            <text:p><text:a xlink:href="http://www.pokemongodb.net/2016/05/night-slash-move.html" xlink:type="simple">Night Slash w/ STAB</text:a></text:p>
          </table:table-cell>
          <table:table-cell table:style-name="ce1" office:value-type="string" calcext:value-type="string">
            <text:p>#1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string" calcext:value-type="string">
            <text:p><text:a xlink:href="http://www.pokemongodb.net/2016/05/dark-pulse-move.html" xlink:type="simple">Dark Pulse</text:a></text:p>
          </table:table-cell>
          <table:table-cell table:style-name="ce1" office:value-type="string" calcext:value-type="string">
            <text:p>#1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string" calcext:value-type="string">
            <text:p><text:a xlink:href="http://www.pokemongodb.net/2016/05/night-slash-move.html" xlink:type="simple">Night Slash</text:a></text:p>
          </table:table-cell>
          <table:table-cell table:style-name="ce1" office:value-type="string" calcext:value-type="string">
            <text:p>#1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://www.pokemongodb.net/2016/05/bite-move.html" xlink:type="simple">Bite w/ STAB</text:a></text:p>
          </table:table-cell>
          <table:table-cell table:style-name="ce1" office:value-type="string" calcext:value-type="string">
            <text:p>#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string" calcext:value-type="string">
            <text:p><text:a xlink:href="http://www.pokemongodb.net/2016/05/feint-attack-move.html" xlink:type="simple">Feint Attack w/ STAB</text:a></text:p>
          </table:table-cell>
          <table:table-cell table:style-name="ce1" office:value-type="string" calcext:value-type="string">
            <text:p>#1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string" calcext:value-type="string">
            <text:p><text:a xlink:href="http://www.pokemongodb.net/2016/05/sucker-punch-move.html" xlink:type="simple">Sucker Punch w/ STAB</text:a></text:p>
          </table:table-cell>
          <table:table-cell table:style-name="ce1" office:value-type="string" calcext:value-type="string">
            <text:p>#1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://www.pokemongodb.net/2016/05/bite-move.html" xlink:type="simple">Bite</text:a></text:p>
          </table:table-cell>
          <table:table-cell table:style-name="ce1" office:value-type="string" calcext:value-type="string">
            <text:p>#1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string" calcext:value-type="string">
            <text:p><text:a xlink:href="http://www.pokemongodb.net/2016/05/feint-attack-move.html" xlink:type="simple">Feint Attack</text:a></text:p>
          </table:table-cell>
          <table:table-cell table:style-name="ce1" office:value-type="string" calcext:value-type="string">
            <text:p>#1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a xlink:href="http://www.pokemongodb.net/2016/05/sucker-punch-move.html" xlink:type="simple">Sucker Punch</text:a></text:p>
          </table:table-cell>
          <table:table-cell table:style-name="ce1" office:value-type="string" calcext:value-type="string">
            <text:p>#2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string" calcext:value-type="string">
            <text:p><text:a xlink:href="http://www.pokemongodb.net/2016/05/dragon-claw-move.html" xlink:type="simple">Dragon Claw w/ STAB</text:a></text:p>
          </table:table-cell>
          <table:table-cell table:style-name="ce1" office:value-type="string" calcext:value-type="string">
            <text:p>#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2.6" calcext:value-type="float">
            <text:p>22.6</text:p>
          </table:table-cell>
          <table:table-cell table:style-name="ce1" office:value-type="string" calcext:value-type="string">
            <text:p><text:a xlink:href="http://www.pokemongodb.net/2016/05/dragon-pulse-move.html" xlink:type="simple">Dragon Pulse w/ STAB</text:a></text:p>
          </table:table-cell>
          <table:table-cell table:style-name="ce1" office:value-type="string" calcext:value-type="string">
            <text:p>#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1.9" calcext:value-type="float">
            <text:p>21.9</text:p>
          </table:table-cell>
          <table:table-cell table:style-name="ce1" office:value-type="string" calcext:value-type="string">
            <text:p><text:a xlink:href="http://www.pokemongodb.net/2016/05/dragon-claw-move.html" xlink:type="simple">Dragon Claw</text:a></text:p>
          </table:table-cell>
          <table:table-cell table:style-name="ce1" office:value-type="string" calcext:value-type="string">
            <text:p>#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office:value-type="string" calcext:value-type="string">
            <text:p><text:a xlink:href="http://www.pokemongodb.net/2016/05/dragon-pulse-move.html" xlink:type="simple">Dragon Pulse</text:a></text:p>
          </table:table-cell>
          <table:table-cell table:style-name="ce1" office:value-type="string" calcext:value-type="string">
            <text:p>#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string" calcext:value-type="string">
            <text:p><text:a xlink:href="http://www.pokemongodb.net/2016/05/twister-move.html" xlink:type="simple">Twister w/ STAB</text:a></text:p>
          </table:table-cell>
          <table:table-cell table:style-name="ce1" office:value-type="string" calcext:value-type="string">
            <text:p>#1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string" calcext:value-type="string">
            <text:p><text:a xlink:href="http://www.pokemongodb.net/2016/05/twister-move.html" xlink:type="simple">Twister</text:a></text:p>
          </table:table-cell>
          <table:table-cell table:style-name="ce1" office:value-type="string" calcext:value-type="string">
            <text:p>#2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://www.pokemongodb.net/2016/05/dragon-breath-move.html" xlink:type="simple">Dragon Breath w/ STAB</text:a></text:p>
          </table:table-cell>
          <table:table-cell table:style-name="ce1" office:value-type="string" calcext:value-type="string">
            <text:p>#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://www.pokemongodb.net/2016/05/dragon-breath-move.html" xlink:type="simple">Dragon Breath</text:a></text:p>
          </table:table-cell>
          <table:table-cell table:style-name="ce1" office:value-type="string" calcext:value-type="string">
            <text:p>#1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9.1" calcext:value-type="float">
            <text:p>29.1</text:p>
          </table:table-cell>
          <table:table-cell table:style-name="ce1" office:value-type="string" calcext:value-type="string">
            <text:p><text:a xlink:href="http://www.pokemongodb.net/2016/05/thunder-move.html" xlink:type="simple">Thunder w/ STAB</text:a></text:p>
          </table:table-cell>
          <table:table-cell table:style-name="ce1" office:value-type="string" calcext:value-type="string">
            <text:p>#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.5" calcext:value-type="float">
            <text:p>25.5</text:p>
          </table:table-cell>
          <table:table-cell table:style-name="ce1" office:value-type="string" calcext:value-type="string">
            <text:p><text:a xlink:href="http://www.pokemongodb.net/2016/05/thunderbolt-move.html" xlink:type="simple">Thunderbolt w/ STAB</text:a></text:p>
          </table:table-cell>
          <table:table-cell table:style-name="ce1" office:value-type="string" calcext:value-type="string">
            <text:p>#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string" calcext:value-type="string">
            <text:p><text:a xlink:href="http://www.pokemongodb.net/2016/05/thunder-move.html" xlink:type="simple">Thunder</text:a></text:p>
          </table:table-cell>
          <table:table-cell table:style-name="ce1" office:value-type="string" calcext:value-type="string">
            <text:p>#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8" calcext:value-type="float">
            <text:p>20.8</text:p>
          </table:table-cell>
          <table:table-cell table:style-name="ce1" office:value-type="string" calcext:value-type="string">
            <text:p><text:a xlink:href="http://www.pokemongodb.net/2016/05/thunder-punch-move.html" xlink:type="simple">Thunder Punch w/ STAB</text:a></text:p>
          </table:table-cell>
          <table:table-cell table:style-name="ce1" office:value-type="string" calcext:value-type="string">
            <text:p>#4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4" calcext:value-type="float">
            <text:p>20.4</text:p>
          </table:table-cell>
          <table:table-cell table:style-name="ce1" office:value-type="string" calcext:value-type="string">
            <text:p><text:a xlink:href="http://www.pokemongodb.net/2016/05/thunderbolt-move.html" xlink:type="simple">Thunderbolt</text:a></text:p>
          </table:table-cell>
          <table:table-cell table:style-name="ce1" office:value-type="string" calcext:value-type="string">
            <text:p>#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office:value-type="string" calcext:value-type="string">
            <text:p><text:a xlink:href="http://www.pokemongodb.net/2016/05/discharge-move.html" xlink:type="simple">Discharge w/ STAB</text:a></text:p>
          </table:table-cell>
          <table:table-cell table:style-name="ce1" office:value-type="string" calcext:value-type="string">
            <text:p>#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string" calcext:value-type="string">
            <text:p><text:a xlink:href="http://www.pokemongodb.net/2016/05/thunder-punch-move.html" xlink:type="simple">Thunder Punch</text:a></text:p>
          </table:table-cell>
          <table:table-cell table:style-name="ce1" office:value-type="string" calcext:value-type="string">
            <text:p>#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a xlink:href="http://www.pokemongodb.net/2016/05/discharge-move.html" xlink:type="simple">Discharge</text:a></text:p>
          </table:table-cell>
          <table:table-cell table:style-name="ce1" office:value-type="string" calcext:value-type="string">
            <text:p>#1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string" calcext:value-type="string">
            <text:p><text:a xlink:href="http://www.pokemongodb.net/2016/05/spark-move.html" xlink:type="simple">Spark w/ STAB</text:a></text:p>
          </table:table-cell>
          <table:table-cell table:style-name="ce1" office:value-type="string" calcext:value-type="string">
            <text:p>#1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string" calcext:value-type="string">
            <text:p><text:a xlink:href="http://www.pokemongodb.net/2016/05/thunder-shock-move.html" xlink:type="simple">Thunder Shock w/ STAB</text:a></text:p>
          </table:table-cell>
          <table:table-cell table:style-name="ce1" office:value-type="string" calcext:value-type="string">
            <text:p>#2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a xlink:href="http://www.pokemongodb.net/2016/05/spark-move.html" xlink:type="simple">Spark</text:a></text:p>
          </table:table-cell>
          <table:table-cell table:style-name="ce1" office:value-type="string" calcext:value-type="string">
            <text:p>#2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string" calcext:value-type="string">
            <text:p><text:a xlink:href="http://www.pokemongodb.net/2016/05/thunder-shock-move.html" xlink:type="simple">Thunder Shock</text:a></text:p>
          </table:table-cell>
          <table:table-cell table:style-name="ce1" office:value-type="string" calcext:value-type="string">
            <text:p>#2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.9" calcext:value-type="float">
            <text:p>25.9</text:p>
          </table:table-cell>
          <table:table-cell table:style-name="ce1" office:value-type="string" calcext:value-type="string">
            <text:p><text:a xlink:href="http://www.pokemongodb.net/2016/05/moonblast-move.html" xlink:type="simple">Moonblast w/ STAB</text:a></text:p>
          </table:table-cell>
          <table:table-cell table:style-name="ce1" office:value-type="string" calcext:value-type="string">
            <text:p>#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3.7" calcext:value-type="float">
            <text:p>23.7</text:p>
          </table:table-cell>
          <table:table-cell table:style-name="ce1" office:value-type="string" calcext:value-type="string">
            <text:p><text:a xlink:href="http://www.pokemongodb.net/2016/05/play-rough-move.html" xlink:type="simple">Play Rough w/ STAB</text:a></text:p>
          </table:table-cell>
          <table:table-cell table:style-name="ce1" office:value-type="string" calcext:value-type="string">
            <text:p>#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string" calcext:value-type="string">
            <text:p><text:a xlink:href="http://www.pokemongodb.net/2016/05/moonblast-move.html" xlink:type="simple">Moonblast</text:a></text:p>
          </table:table-cell>
          <table:table-cell table:style-name="ce1" office:value-type="string" calcext:value-type="string">
            <text:p>#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<text:a xlink:href="http://www.pokemongodb.net/2016/05/play-rough-move.html" xlink:type="simple">Play Rough</text:a></text:p>
          </table:table-cell>
          <table:table-cell table:style-name="ce1" office:value-type="string" calcext:value-type="string">
            <text:p>#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office:value-type="string" calcext:value-type="string">
            <text:p><text:a xlink:href="http://www.pokemongodb.net/2016/05/dazzling-gleam-move.html" xlink:type="simple">Dazzling Gleam w/ STAB</text:a></text:p>
          </table:table-cell>
          <table:table-cell table:style-name="ce1" office:value-type="string" calcext:value-type="string">
            <text:p>#8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1" calcext:value-type="float">
            <text:p>13.1</text:p>
          </table:table-cell>
          <table:table-cell table:style-name="ce1" office:value-type="string" calcext:value-type="string">
            <text:p><text:a xlink:href="http://www.pokemongodb.net/2016/05/dazzling-gleam-move.html" xlink:type="simple">Dazzling Gleam</text:a></text:p>
          </table:table-cell>
          <table:table-cell table:style-name="ce1" office:value-type="string" calcext:value-type="string">
            <text:p>#1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office:value-type="string" calcext:value-type="string">
            <text:p><text:a xlink:href="http://www.pokemongodb.net/2016/05/draining-kiss-move.html" xlink:type="simple">Draining Kiss w/ STAB</text:a></text:p>
          </table:table-cell>
          <table:table-cell table:style-name="ce1" office:value-type="string" calcext:value-type="string">
            <text:p>#1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string" calcext:value-type="string">
            <text:p><text:a xlink:href="http://www.pokemongodb.net/2016/05/draining-kiss-move.html" xlink:type="simple">Draining Kiss</text:a></text:p>
          </table:table-cell>
          <table:table-cell table:style-name="ce1" office:value-type="string" calcext:value-type="string">
            <text:p>#2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<text:a xlink:href="http://www.pokemongodb.net/2016/05/disarming-voice-move.html" xlink:type="simple">Disarming Voice w/ STAB</text:a></text:p>
          </table:table-cell>
          <table:table-cell table:style-name="ce1" office:value-type="string" calcext:value-type="string">
            <text:p>#2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string" calcext:value-type="string">
            <text:p><text:a xlink:href="http://www.pokemongodb.net/2016/05/disarming-voice-move.html" xlink:type="simple">Disarming Voice</text:a></text:p>
          </table:table-cell>
          <table:table-cell table:style-name="ce1" office:value-type="string" calcext:value-type="string">
            <text:p>#24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7.5" calcext:value-type="float">
            <text:p>37.5</text:p>
          </table:table-cell>
          <table:table-cell table:style-name="ce1" office:value-type="string" calcext:value-type="string">
            <text:p><text:a xlink:href="http://www.pokemongodb.net/2016/05/cross-chop-move.html" xlink:type="simple">Cross Chop w/ STAB</text:a></text:p>
          </table:table-cell>
          <table:table-cell table:style-name="ce1" office:value-type="string" calcext:value-type="string">
            <text:p>#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<text:a xlink:href="http://www.pokemongodb.net/2016/05/cross-chop-move.html" xlink:type="simple">Cross Chop</text:a></text:p>
          </table:table-cell>
          <table:table-cell table:style-name="ce1" office:value-type="string" calcext:value-type="string">
            <text:p>#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3.4" calcext:value-type="float">
            <text:p>23.4</text:p>
          </table:table-cell>
          <table:table-cell table:style-name="ce1" office:value-type="string" calcext:value-type="string">
            <text:p><text:a xlink:href="http://www.pokemongodb.net/2016/05/brick-break-move.html" xlink:type="simple">Brick Break w/ STAB</text:a></text:p>
          </table:table-cell>
          <table:table-cell table:style-name="ce1" office:value-type="string" calcext:value-type="string">
            <text:p>#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8.8" calcext:value-type="float">
            <text:p>18.8</text:p>
          </table:table-cell>
          <table:table-cell table:style-name="ce1" office:value-type="string" calcext:value-type="string">
            <text:p><text:a xlink:href="http://www.pokemongodb.net/2016/05/brick-break-move.html" xlink:type="simple">Brick Break</text:a></text:p>
          </table:table-cell>
          <table:table-cell table:style-name="ce1" office:value-type="string" calcext:value-type="string">
            <text:p>#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string" calcext:value-type="string">
            <text:p><text:a xlink:href="http://www.pokemongodb.net/2016/05/submission-move.html" xlink:type="simple">Submission w/ STAB</text:a></text:p>
          </table:table-cell>
          <table:table-cell table:style-name="ce1" office:value-type="string" calcext:value-type="string">
            <text:p>#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string" calcext:value-type="string">
            <text:p><text:a xlink:href="http://www.pokemongodb.net/2016/05/low-sweep-move.html" xlink:type="simple">Low Sweep w/ STAB</text:a></text:p>
          </table:table-cell>
          <table:table-cell table:style-name="ce1" office:value-type="string" calcext:value-type="string">
            <text:p>#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string" calcext:value-type="string">
            <text:p><text:a xlink:href="http://www.pokemongodb.net/2016/05/submission-move.html" xlink:type="simple">Submission</text:a></text:p>
          </table:table-cell>
          <table:table-cell table:style-name="ce1" office:value-type="string" calcext:value-type="string">
            <text:p>#1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string" calcext:value-type="string">
            <text:p><text:a xlink:href="http://www.pokemongodb.net/2016/05/low-sweep-move.html" xlink:type="simple">Low Sweep</text:a></text:p>
          </table:table-cell>
          <table:table-cell table:style-name="ce1" office:value-type="string" calcext:value-type="string">
            <text:p>#1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string" calcext:value-type="string">
            <text:p><text:a xlink:href="http://www.pokemongodb.net/2016/05/rock-smash-move.html" xlink:type="simple">Rock Smash w/ STAB</text:a></text:p>
          </table:table-cell>
          <table:table-cell table:style-name="ce1" office:value-type="string" calcext:value-type="string">
            <text:p>#1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string" calcext:value-type="string">
            <text:p><text:a xlink:href="http://www.pokemongodb.net/2016/05/rock-smash-move.html" xlink:type="simple">Rock Smash</text:a></text:p>
          </table:table-cell>
          <table:table-cell table:style-name="ce1" office:value-type="string" calcext:value-type="string">
            <text:p>#1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string" calcext:value-type="string">
            <text:p><text:a xlink:href="http://www.pokemongodb.net/2016/05/low-kick-move.html" xlink:type="simple">Low Kick w/ STAB</text:a></text:p>
          </table:table-cell>
          <table:table-cell table:style-name="ce1" office:value-type="string" calcext:value-type="string">
            <text:p>#2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string" calcext:value-type="string">
            <text:p><text:a xlink:href="http://www.pokemongodb.net/2016/05/karate-chop-move.html" xlink:type="simple">Karate Chop w/ STAB</text:a></text:p>
          </table:table-cell>
          <table:table-cell table:style-name="ce1" office:value-type="string" calcext:value-type="string">
            <text:p>#2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string" calcext:value-type="string">
            <text:p><text:a xlink:href="http://www.pokemongodb.net/2016/05/low-kick-move.html" xlink:type="simple">Low Kick</text:a></text:p>
          </table:table-cell>
          <table:table-cell table:style-name="ce1" office:value-type="string" calcext:value-type="string">
            <text:p>#2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ght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string" calcext:value-type="string">
            <text:p><text:a xlink:href="http://www.pokemongodb.net/2016/05/karate-chop-move.html" xlink:type="simple">Karate Chop</text:a></text:p>
          </table:table-cell>
          <table:table-cell table:style-name="ce1" office:value-type="string" calcext:value-type="string">
            <text:p>#2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0.5" calcext:value-type="float">
            <text:p>30.5</text:p>
          </table:table-cell>
          <table:table-cell table:style-name="ce1" office:value-type="string" calcext:value-type="string">
            <text:p><text:a xlink:href="http://www.pokemongodb.net/2016/05/fire-blast-move.html" xlink:type="simple">Fire Blast w/ STAB</text:a></text:p>
          </table:table-cell>
          <table:table-cell table:style-name="ce1" office:value-type="string" calcext:value-type="string">
            <text:p>#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6.3" calcext:value-type="float">
            <text:p>26.3</text:p>
          </table:table-cell>
          <table:table-cell table:style-name="ce1" office:value-type="string" calcext:value-type="string">
            <text:p><text:a xlink:href="http://www.pokemongodb.net/2016/05/heat-wave-move.html" xlink:type="simple">Heat Wave w/ STAB</text:a></text:p>
          </table:table-cell>
          <table:table-cell table:style-name="ce1" office:value-type="string" calcext:value-type="string">
            <text:p>#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4.4" calcext:value-type="float">
            <text:p>24.4</text:p>
          </table:table-cell>
          <table:table-cell table:style-name="ce1" office:value-type="string" calcext:value-type="string">
            <text:p><text:a xlink:href="http://www.pokemongodb.net/2016/05/fire-blast-move.html" xlink:type="simple">Fire Blast</text:a></text:p>
          </table:table-cell>
          <table:table-cell table:style-name="ce1" office:value-type="string" calcext:value-type="string">
            <text:p>#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3.7" calcext:value-type="float">
            <text:p>23.7</text:p>
          </table:table-cell>
          <table:table-cell table:style-name="ce1" office:value-type="string" calcext:value-type="string">
            <text:p><text:a xlink:href="http://www.pokemongodb.net/2016/05/flamethrower-move.html" xlink:type="simple">Flamethrower w/ STAB</text:a></text:p>
          </table:table-cell>
          <table:table-cell table:style-name="ce1" office:value-type="string" calcext:value-type="string">
            <text:p>#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1.1" calcext:value-type="float">
            <text:p>21.1</text:p>
          </table:table-cell>
          <table:table-cell table:style-name="ce1" office:value-type="string" calcext:value-type="string">
            <text:p><text:a xlink:href="http://www.pokemongodb.net/2016/05/heat-wave-move.html" xlink:type="simple">Heat Wave</text:a></text:p>
          </table:table-cell>
          <table:table-cell table:style-name="ce1" office:value-type="string" calcext:value-type="string">
            <text:p>#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<text:a xlink:href="http://www.pokemongodb.net/2016/05/flamethrower-move.html" xlink:type="simple">Flamethrower</text:a></text:p>
          </table:table-cell>
          <table:table-cell table:style-name="ce1" office:value-type="string" calcext:value-type="string">
            <text:p>#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string" calcext:value-type="string">
            <text:p><text:a xlink:href="http://www.pokemongodb.net/2016/05/fire-punch-move.html" xlink:type="simple">Fire Punch w/ STAB</text:a></text:p>
          </table:table-cell>
          <table:table-cell table:style-name="ce1" office:value-type="string" calcext:value-type="string">
            <text:p>#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string" calcext:value-type="string">
            <text:p><text:a xlink:href="http://www.pokemongodb.net/2016/05/flame-burst-move.html" xlink:type="simple">Flame Burst w/ STAB</text:a></text:p>
          </table:table-cell>
          <table:table-cell table:style-name="ce1" office:value-type="string" calcext:value-type="string">
            <text:p>#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string" calcext:value-type="string">
            <text:p><text:a xlink:href="http://www.pokemongodb.net/2016/05/fire-punch-move.html" xlink:type="simple">Fire Punch</text:a></text:p>
          </table:table-cell>
          <table:table-cell table:style-name="ce1" office:value-type="string" calcext:value-type="string">
            <text:p>#1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string" calcext:value-type="string">
            <text:p><text:a xlink:href="http://www.pokemongodb.net/2016/05/flame-burst-move.html" xlink:type="simple">Flame Burst</text:a></text:p>
          </table:table-cell>
          <table:table-cell table:style-name="ce1" office:value-type="string" calcext:value-type="string">
            <text:p>#1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string" calcext:value-type="string">
            <text:p><text:a xlink:href="http://www.pokemongodb.net/2016/05/flame-wheel-move.html" xlink:type="simple">Flame Wheel w/ STAB</text:a></text:p>
          </table:table-cell>
          <table:table-cell table:style-name="ce1" office:value-type="string" calcext:value-type="string">
            <text:p>#1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string" calcext:value-type="string">
            <text:p><text:a xlink:href="http://www.pokemongodb.net/2016/05/flame-charge-move.html" xlink:type="simple">Flame Charge w/ STAB</text:a></text:p>
          </table:table-cell>
          <table:table-cell table:style-name="ce1" office:value-type="string" calcext:value-type="string">
            <text:p>#2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string" calcext:value-type="string">
            <text:p><text:a xlink:href="http://www.pokemongodb.net/2016/05/flame-wheel-move.html" xlink:type="simple">Flame Wheel</text:a></text:p>
          </table:table-cell>
          <table:table-cell table:style-name="ce1" office:value-type="string" calcext:value-type="string">
            <text:p>#2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string" calcext:value-type="string">
            <text:p><text:a xlink:href="http://www.pokemongodb.net/2016/05/flame-charge-move.html" xlink:type="simple">Flame Charge</text:a></text:p>
          </table:table-cell>
          <table:table-cell table:style-name="ce1" office:value-type="string" calcext:value-type="string">
            <text:p>#23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4.9" calcext:value-type="float">
            <text:p>14.9</text:p>
          </table:table-cell>
          <table:table-cell table:style-name="ce1" office:value-type="string" calcext:value-type="string">
            <text:p><text:a xlink:href="http://www.pokemongodb.net/2016/05/fire-fang-move.html" xlink:type="simple">Fire Fang w/ STAB</text:a></text:p>
          </table:table-cell>
          <table:table-cell table:style-name="ce1" office:value-type="string" calcext:value-type="string">
            <text:p>#1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string" calcext:value-type="string">
            <text:p><text:a xlink:href="http://www.pokemongodb.net/2016/05/ember-move.html" xlink:type="simple">Ember w/ STAB</text:a></text:p>
          </table:table-cell>
          <table:table-cell table:style-name="ce1" office:value-type="string" calcext:value-type="string">
            <text:p>#1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string" calcext:value-type="string">
            <text:p><text:a xlink:href="http://www.pokemongodb.net/2016/05/fire-fang-move.html" xlink:type="simple">Fire Fang</text:a></text:p>
          </table:table-cell>
          <table:table-cell table:style-name="ce1" office:value-type="string" calcext:value-type="string">
            <text:p>#1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string" calcext:value-type="string">
            <text:p><text:a xlink:href="http://www.pokemongodb.net/2016/05/ember-move.html" xlink:type="simple">Ember</text:a></text:p>
          </table:table-cell>
          <table:table-cell table:style-name="ce1" office:value-type="string" calcext:value-type="string">
            <text:p>#2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1.3" calcext:value-type="float">
            <text:p>31.3</text:p>
          </table:table-cell>
          <table:table-cell table:style-name="ce1" office:value-type="string" calcext:value-type="string">
            <text:p><text:a xlink:href="http://www.pokemongodb.net/2016/05/hurricane-move.html" xlink:type="simple">Hurricane w/ STAB</text:a></text:p>
          </table:table-cell>
          <table:table-cell table:style-name="ce1" office:value-type="string" calcext:value-type="string">
            <text:p>#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a xlink:href="http://www.pokemongodb.net/2016/05/hurricane-move.html" xlink:type="simple">Hurricane</text:a></text:p>
          </table:table-cell>
          <table:table-cell table:style-name="ce1" office:value-type="string" calcext:value-type="string">
            <text:p>#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string" calcext:value-type="string">
            <text:p><text:a xlink:href="http://www.pokemongodb.net/2016/05/drill-peck-move.html" xlink:type="simple">Drill Peck w/ STAB</text:a></text:p>
          </table:table-cell>
          <table:table-cell table:style-name="ce1" office:value-type="string" calcext:value-type="string">
            <text:p>#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string" calcext:value-type="string">
            <text:p><text:a xlink:href="http://www.pokemongodb.net/2016/05/drill-peck-move.html" xlink:type="simple">Drill Peck</text:a></text:p>
          </table:table-cell>
          <table:table-cell table:style-name="ce1" office:value-type="string" calcext:value-type="string">
            <text:p>#1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string" calcext:value-type="string">
            <text:p><text:a xlink:href="http://www.pokemongodb.net/2016/05/aerial-ace-move.html" xlink:type="simple">Aerial Ace w/ STAB</text:a></text:p>
          </table:table-cell>
          <table:table-cell table:style-name="ce1" office:value-type="string" calcext:value-type="string">
            <text:p>#1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string" calcext:value-type="string">
            <text:p><text:a xlink:href="http://www.pokemongodb.net/2016/05/air-cutter-move.html" xlink:type="simple">Air Cutter w/ STAB</text:a></text:p>
          </table:table-cell>
          <table:table-cell table:style-name="ce1" office:value-type="string" calcext:value-type="string">
            <text:p>#1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string" calcext:value-type="string">
            <text:p><text:a xlink:href="http://www.pokemongodb.net/2016/05/aerial-ace-move.html" xlink:type="simple">Aerial Ace</text:a></text:p>
          </table:table-cell>
          <table:table-cell table:style-name="ce1" office:value-type="string" calcext:value-type="string">
            <text:p>#2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string" calcext:value-type="string">
            <text:p><text:a xlink:href="http://www.pokemongodb.net/2016/05/air-cutter-move.html" xlink:type="simple">Air Cutter</text:a></text:p>
          </table:table-cell>
          <table:table-cell table:style-name="ce1" office:value-type="string" calcext:value-type="string">
            <text:p>#2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://www.pokemongodb.net/2016/05/wing-attack-move.html" xlink:type="simple">Wing Attack w/ STAB</text:a></text:p>
          </table:table-cell>
          <table:table-cell table:style-name="ce1" office:value-type="string" calcext:value-type="string">
            <text:p>#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://www.pokemongodb.net/2016/05/wing-attack-move.html" xlink:type="simple">Wing Attack</text:a></text:p>
          </table:table-cell>
          <table:table-cell table:style-name="ce1" office:value-type="string" calcext:value-type="string">
            <text:p>#1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string" calcext:value-type="string">
            <text:p><text:a xlink:href="http://www.pokemongodb.net/2016/05/peck-move.html" xlink:type="simple">Peck w/ STAB</text:a></text:p>
          </table:table-cell>
          <table:table-cell table:style-name="ce1" office:value-type="string" calcext:value-type="string">
            <text:p>#1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string" calcext:value-type="string">
            <text:p><text:a xlink:href="http://www.pokemongodb.net/2016/05/peck-move.html" xlink:type="simple">Peck</text:a></text:p>
          </table:table-cell>
          <table:table-cell table:style-name="ce1" office:value-type="string" calcext:value-type="string">
            <text:p>#2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host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string" calcext:value-type="string">
            <text:p><text:a xlink:href="http://www.pokemongodb.net/2016/05/shadow-ball-move.html" xlink:type="simple">Shadow Ball w/ STAB</text:a></text:p>
          </table:table-cell>
          <table:table-cell table:style-name="ce1" office:value-type="string" calcext:value-type="string">
            <text:p>#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host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6" calcext:value-type="float">
            <text:p>14.6</text:p>
          </table:table-cell>
          <table:table-cell table:style-name="ce1" office:value-type="string" calcext:value-type="string">
            <text:p><text:a xlink:href="http://www.pokemongodb.net/2016/05/shadow-ball-move.html" xlink:type="simple">Shadow Ball</text:a></text:p>
          </table:table-cell>
          <table:table-cell table:style-name="ce1" office:value-type="string" calcext:value-type="string">
            <text:p>#1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host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1" calcext:value-type="float">
            <text:p>12.1</text:p>
          </table:table-cell>
          <table:table-cell table:style-name="ce1" office:value-type="string" calcext:value-type="string">
            <text:p><text:a xlink:href="http://www.pokemongodb.net/2016/05/ominous-wind-move.html" xlink:type="simple">Ominous Wind w/ STAB</text:a></text:p>
          </table:table-cell>
          <table:table-cell table:style-name="ce1" office:value-type="string" calcext:value-type="string">
            <text:p>#1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host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string" calcext:value-type="string">
            <text:p><text:a xlink:href="http://www.pokemongodb.net/2016/05/ominous-wind-move.html" xlink:type="simple">Ominous Wind</text:a></text:p>
          </table:table-cell>
          <table:table-cell table:style-name="ce1" office:value-type="string" calcext:value-type="string">
            <text:p>#2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host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string" calcext:value-type="string">
            <text:p><text:a xlink:href="http://www.pokemongodb.net/2016/05/shadow-claw-move.html" xlink:type="simple">Shadow Claw w/ STAB</text:a></text:p>
          </table:table-cell>
          <table:table-cell table:style-name="ce1" office:value-type="string" calcext:value-type="string">
            <text:p>#1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host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string" calcext:value-type="string">
            <text:p><text:a xlink:href="http://www.pokemongodb.net/2016/05/lick-move.html" xlink:type="simple">Lick w/ STAB</text:a></text:p>
          </table:table-cell>
          <table:table-cell table:style-name="ce1" office:value-type="string" calcext:value-type="string">
            <text:p>#1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host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string" calcext:value-type="string">
            <text:p><text:a xlink:href="http://www.pokemongodb.net/2016/05/shadow-claw-move.html" xlink:type="simple">Shadow Claw</text:a></text:p>
          </table:table-cell>
          <table:table-cell table:style-name="ce1" office:value-type="string" calcext:value-type="string">
            <text:p>#1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host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a xlink:href="http://www.pokemongodb.net/2016/05/lick-move.html" xlink:type="simple">Lick</text:a></text:p>
          </table:table-cell>
          <table:table-cell table:style-name="ce1" office:value-type="string" calcext:value-type="string">
            <text:p>#2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1.3" calcext:value-type="float">
            <text:p>31.3</text:p>
          </table:table-cell>
          <table:table-cell table:style-name="ce1" office:value-type="string" calcext:value-type="string">
            <text:p><text:a xlink:href="http://www.pokemongodb.net/2016/05/power-whip-move.html" xlink:type="simple">Power Whip w/ STAB</text:a></text:p>
          </table:table-cell>
          <table:table-cell table:style-name="ce1" office:value-type="string" calcext:value-type="string">
            <text:p>#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0.6" calcext:value-type="float">
            <text:p>30.6</text:p>
          </table:table-cell>
          <table:table-cell table:style-name="ce1" office:value-type="string" calcext:value-type="string">
            <text:p><text:a xlink:href="http://www.pokemongodb.net/2016/05/solar-beam-move.html" xlink:type="simple">Solar Beam w/ STAB</text:a></text:p>
          </table:table-cell>
          <table:table-cell table:style-name="ce1" office:value-type="string" calcext:value-type="string">
            <text:p>#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.4" calcext:value-type="float">
            <text:p>25.4</text:p>
          </table:table-cell>
          <table:table-cell table:style-name="ce1" office:value-type="string" calcext:value-type="string">
            <text:p><text:a xlink:href="http://www.pokemongodb.net/2016/05/petal-blizzard-move.html" xlink:type="simple">Petal Blizzard w/ STAB</text:a></text:p>
          </table:table-cell>
          <table:table-cell table:style-name="ce1" office:value-type="string" calcext:value-type="string">
            <text:p>#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a xlink:href="http://www.pokemongodb.net/2016/05/power-whip-move.html" xlink:type="simple">Power Whip</text:a></text:p>
          </table:table-cell>
          <table:table-cell table:style-name="ce1" office:value-type="string" calcext:value-type="string">
            <text:p>#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4.6" calcext:value-type="float">
            <text:p>24.6</text:p>
          </table:table-cell>
          <table:table-cell table:style-name="ce1" office:value-type="string" calcext:value-type="string">
            <text:p><text:a xlink:href="http://www.pokemongodb.net/2016/05/leaf-blade-move.html" xlink:type="simple">Leaf Blade w/ STAB</text:a></text:p>
          </table:table-cell>
          <table:table-cell table:style-name="ce1" office:value-type="string" calcext:value-type="string">
            <text:p>#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4.5" calcext:value-type="float">
            <text:p>24.5</text:p>
          </table:table-cell>
          <table:table-cell table:style-name="ce1" office:value-type="string" calcext:value-type="string">
            <text:p><text:a xlink:href="http://www.pokemongodb.net/2016/05/solar-beam-move.html" xlink:type="simple">Solar Beam</text:a></text:p>
          </table:table-cell>
          <table:table-cell table:style-name="ce1" office:value-type="string" calcext:value-type="string">
            <text:p>#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8" calcext:value-type="float">
            <text:p>20.8</text:p>
          </table:table-cell>
          <table:table-cell table:style-name="ce1" office:value-type="string" calcext:value-type="string">
            <text:p><text:a xlink:href="http://www.pokemongodb.net/2016/05/seed-bomb-move.html" xlink:type="simple">Seed Bomb w/ STAB</text:a></text:p>
          </table:table-cell>
          <table:table-cell table:style-name="ce1" office:value-type="string" calcext:value-type="string">
            <text:p>#4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office:value-type="string" calcext:value-type="string">
            <text:p><text:a xlink:href="http://www.pokemongodb.net/2016/05/petal-blizzard-move.html" xlink:type="simple">Petal Blizzard</text:a></text:p>
          </table:table-cell>
          <table:table-cell table:style-name="ce1" office:value-type="string" calcext:value-type="string">
            <text:p>#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9.6" calcext:value-type="float">
            <text:p>19.6</text:p>
          </table:table-cell>
          <table:table-cell table:style-name="ce1" office:value-type="string" calcext:value-type="string">
            <text:p><text:a xlink:href="http://www.pokemongodb.net/2016/05/leaf-blade-move.html" xlink:type="simple">Leaf Blade</text:a></text:p>
          </table:table-cell>
          <table:table-cell table:style-name="ce1" office:value-type="string" calcext:value-type="string">
            <text:p>#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string" calcext:value-type="string">
            <text:p><text:a xlink:href="http://www.pokemongodb.net/2016/05/seed-bomb-move.html" xlink:type="simple">Seed Bomb</text:a></text:p>
          </table:table-cell>
          <table:table-cell table:style-name="ce1" office:value-type="string" calcext:value-type="string">
            <text:p>#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string" calcext:value-type="string">
            <text:p><text:a xlink:href="http://www.pokemongodb.net/2016/05/vine-whip-move.html" xlink:type="simple">Vine Whip w/ STAB</text:a></text:p>
          </table:table-cell>
          <table:table-cell table:style-name="ce1" office:value-type="string" calcext:value-type="string">
            <text:p>#1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string" calcext:value-type="string">
            <text:p><text:a xlink:href="http://www.pokemongodb.net/2016/05/razor-leaf-move.html" xlink:type="simple">Razor Leaf w/ STAB</text:a></text:p>
          </table:table-cell>
          <table:table-cell table:style-name="ce1" office:value-type="string" calcext:value-type="string">
            <text:p>#1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string" calcext:value-type="string">
            <text:p><text:a xlink:href="http://www.pokemongodb.net/2016/05/vine-whip-move.html" xlink:type="simple">Vine Whip</text:a></text:p>
          </table:table-cell>
          <table:table-cell table:style-name="ce1" office:value-type="string" calcext:value-type="string">
            <text:p>#1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string" calcext:value-type="string">
            <text:p><text:a xlink:href="http://www.pokemongodb.net/2016/05/razor-leaf-move.html" xlink:type="simple">Razor Leaf</text:a></text:p>
          </table:table-cell>
          <table:table-cell table:style-name="ce1" office:value-type="string" calcext:value-type="string">
            <text:p>#2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9.8" calcext:value-type="float">
            <text:p>29.8</text:p>
          </table:table-cell>
          <table:table-cell table:style-name="ce1" office:value-type="string" calcext:value-type="string">
            <text:p><text:a xlink:href="http://www.pokemongodb.net/2016/05/earthquake-move.html" xlink:type="simple">Earthquake w/ STAB</text:a></text:p>
          </table:table-cell>
          <table:table-cell table:style-name="ce1" office:value-type="string" calcext:value-type="string">
            <text:p>#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3.8" calcext:value-type="float">
            <text:p>23.8</text:p>
          </table:table-cell>
          <table:table-cell table:style-name="ce1" office:value-type="string" calcext:value-type="string">
            <text:p><text:a xlink:href="http://www.pokemongodb.net/2016/05/earthquake-move.html" xlink:type="simple">Earthquake</text:a></text:p>
          </table:table-cell>
          <table:table-cell table:style-name="ce1" office:value-type="string" calcext:value-type="string">
            <text:p>#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string" calcext:value-type="string">
            <text:p><text:a xlink:href="http://www.pokemongodb.net/2016/05/bone-club-move.html" xlink:type="simple">Bone Club w/ STAB</text:a></text:p>
          </table:table-cell>
          <table:table-cell table:style-name="ce1" office:value-type="string" calcext:value-type="string">
            <text:p>#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8.4" calcext:value-type="float">
            <text:p>18.4</text:p>
          </table:table-cell>
          <table:table-cell table:style-name="ce1" office:value-type="string" calcext:value-type="string">
            <text:p><text:a xlink:href="http://www.pokemongodb.net/2016/05/drill-run-move.html" xlink:type="simple">Drill Run w/ STAB</text:a></text:p>
          </table:table-cell>
          <table:table-cell table:style-name="ce1" office:value-type="string" calcext:value-type="string">
            <text:p>#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office:value-type="string" calcext:value-type="string">
            <text:p><text:a xlink:href="http://www.pokemongodb.net/2016/05/bone-club-move.html" xlink:type="simple">Bone Club</text:a></text:p>
          </table:table-cell>
          <table:table-cell table:style-name="ce1" office:value-type="string" calcext:value-type="string">
            <text:p>#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5.1" calcext:value-type="float">
            <text:p>15.1</text:p>
          </table:table-cell>
          <table:table-cell table:style-name="ce1" office:value-type="string" calcext:value-type="string">
            <text:p><text:a xlink:href="http://www.pokemongodb.net/2016/05/dig-move.html" xlink:type="simple">Dig w/ STAB</text:a></text:p>
          </table:table-cell>
          <table:table-cell table:style-name="ce1" office:value-type="string" calcext:value-type="string">
            <text:p>#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7" calcext:value-type="float">
            <text:p>14.7</text:p>
          </table:table-cell>
          <table:table-cell table:style-name="ce1" office:value-type="string" calcext:value-type="string">
            <text:p><text:a xlink:href="http://www.pokemongodb.net/2016/05/drill-run-move.html" xlink:type="simple">Drill Run</text:a></text:p>
          </table:table-cell>
          <table:table-cell table:style-name="ce1" office:value-type="string" calcext:value-type="string">
            <text:p>#1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string" calcext:value-type="string">
            <text:p><text:a xlink:href="http://www.pokemongodb.net/2016/05/mud-bomb-move.html" xlink:type="simple">Mud Bomb w/ STAB</text:a></text:p>
          </table:table-cell>
          <table:table-cell table:style-name="ce1" office:value-type="string" calcext:value-type="string">
            <text:p>#1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string" calcext:value-type="string">
            <text:p><text:a xlink:href="http://www.pokemongodb.net/2016/05/bulldoze-move.html" xlink:type="simple">Bulldoze w/ STAB</text:a></text:p>
          </table:table-cell>
          <table:table-cell table:style-name="ce1" office:value-type="string" calcext:value-type="string">
            <text:p>#1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1" calcext:value-type="float">
            <text:p>12.1</text:p>
          </table:table-cell>
          <table:table-cell table:style-name="ce1" office:value-type="string" calcext:value-type="string">
            <text:p><text:a xlink:href="http://www.pokemongodb.net/2016/05/dig-move.html" xlink:type="simple">Dig</text:a></text:p>
          </table:table-cell>
          <table:table-cell table:style-name="ce1" office:value-type="string" calcext:value-type="string">
            <text:p>#1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string" calcext:value-type="string">
            <text:p><text:a xlink:href="http://www.pokemongodb.net/2016/05/mud-bomb-move.html" xlink:type="simple">Mud Bomb</text:a></text:p>
          </table:table-cell>
          <table:table-cell table:style-name="ce1" office:value-type="string" calcext:value-type="string">
            <text:p>#1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string" calcext:value-type="string">
            <text:p><text:a xlink:href="http://www.pokemongodb.net/2016/05/bulldoze-move.html" xlink:type="simple">Bulldoze</text:a></text:p>
          </table:table-cell>
          <table:table-cell table:style-name="ce1" office:value-type="string" calcext:value-type="string">
            <text:p>#2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string" calcext:value-type="string">
            <text:p><text:a xlink:href="http://www.pokemongodb.net/2016/05/mud-slap-move.html" xlink:type="simple">Mud Slap w/ STAB</text:a></text:p>
          </table:table-cell>
          <table:table-cell table:style-name="ce1" office:value-type="string" calcext:value-type="string">
            <text:p>#1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string" calcext:value-type="string">
            <text:p><text:a xlink:href="http://www.pokemongodb.net/2016/05/mud-shot-move.html" xlink:type="simple">Mud Shot w/ STAB</text:a></text:p>
          </table:table-cell>
          <table:table-cell table:style-name="ce1" office:value-type="string" calcext:value-type="string">
            <text:p>#13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string" calcext:value-type="string">
            <text:p><text:a xlink:href="http://www.pokemongodb.net/2016/05/mud-slap-move.html" xlink:type="simple">Mud Slap</text:a></text:p>
          </table:table-cell>
          <table:table-cell table:style-name="ce1" office:value-type="string" calcext:value-type="string">
            <text:p>#1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string" calcext:value-type="string">
            <text:p><text:a xlink:href="http://www.pokemongodb.net/2016/05/mud-shot-move.html" xlink:type="simple">Mud Shot</text:a></text:p>
          </table:table-cell>
          <table:table-cell table:style-name="ce1" office:value-type="string" calcext:value-type="string">
            <text:p>#1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2.1" calcext:value-type="float">
            <text:p>32.1</text:p>
          </table:table-cell>
          <table:table-cell table:style-name="ce1" office:value-type="string" calcext:value-type="string">
            <text:p><text:a xlink:href="http://www.pokemongodb.net/2016/05/blizzard-move.html" xlink:type="simple">Blizzard w/ STAB</text:a></text:p>
          </table:table-cell>
          <table:table-cell table:style-name="ce1" office:value-type="string" calcext:value-type="string">
            <text:p>#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string" calcext:value-type="string">
            <text:p><text:a xlink:href="http://www.pokemongodb.net/2016/05/blizzard-move.html" xlink:type="simple">Blizzard</text:a></text:p>
          </table:table-cell>
          <table:table-cell table:style-name="ce1" office:value-type="string" calcext:value-type="string">
            <text:p>#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2.3" calcext:value-type="float">
            <text:p>22.3</text:p>
          </table:table-cell>
          <table:table-cell table:style-name="ce1" office:value-type="string" calcext:value-type="string">
            <text:p><text:a xlink:href="http://www.pokemongodb.net/2016/05/ice-beam-move.html" xlink:type="simple">Ice Beam w/ STAB</text:a></text:p>
          </table:table-cell>
          <table:table-cell table:style-name="ce1" office:value-type="string" calcext:value-type="string">
            <text:p>#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8" calcext:value-type="float">
            <text:p>17.8</text:p>
          </table:table-cell>
          <table:table-cell table:style-name="ce1" office:value-type="string" calcext:value-type="string">
            <text:p><text:a xlink:href="http://www.pokemongodb.net/2016/05/ice-beam-move.html" xlink:type="simple">Ice Beam</text:a></text:p>
          </table:table-cell>
          <table:table-cell table:style-name="ce1" office:value-type="string" calcext:value-type="string">
            <text:p>#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1" calcext:value-type="float">
            <text:p>16.1</text:p>
          </table:table-cell>
          <table:table-cell table:style-name="ce1" office:value-type="string" calcext:value-type="string">
            <text:p><text:a xlink:href="http://www.pokemongodb.net/2016/05/ice-punch-move.html" xlink:type="simple">Ice Punch w/ STAB</text:a></text:p>
          </table:table-cell>
          <table:table-cell table:style-name="ce1" office:value-type="string" calcext:value-type="string">
            <text:p>#9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string" calcext:value-type="string">
            <text:p><text:a xlink:href="http://www.pokemongodb.net/2016/05/ice-punch-move.html" xlink:type="simple">Ice Punch</text:a></text:p>
          </table:table-cell>
          <table:table-cell table:style-name="ce1" office:value-type="string" calcext:value-type="string">
            <text:p>#1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string" calcext:value-type="string">
            <text:p><text:a xlink:href="http://www.pokemongodb.net/2016/05/icy-wind-move.html" xlink:type="simple">Icy Wind w/ STAB</text:a></text:p>
          </table:table-cell>
          <table:table-cell table:style-name="ce1" office:value-type="string" calcext:value-type="string">
            <text:p>#2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string" calcext:value-type="string">
            <text:p><text:a xlink:href="http://www.pokemongodb.net/2016/05/icy-wind-move.html" xlink:type="simple">Icy Wind</text:a></text:p>
          </table:table-cell>
          <table:table-cell table:style-name="ce1" office:value-type="string" calcext:value-type="string">
            <text:p>#2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string" calcext:value-type="string">
            <text:p><text:a xlink:href="http://www.pokemongodb.net/2016/05/frost-breath-move.html" xlink:type="simple">Frost Breath w/ STAB</text:a></text:p>
          </table:table-cell>
          <table:table-cell table:style-name="ce1" office:value-type="string" calcext:value-type="string">
            <text:p>#1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4" calcext:value-type="float">
            <text:p>13.4</text:p>
          </table:table-cell>
          <table:table-cell table:style-name="ce1" office:value-type="string" calcext:value-type="string">
            <text:p><text:a xlink:href="http://www.pokemongodb.net/2016/05/ice-shard-move.html" xlink:type="simple">Ice Shard w/ STAB</text:a></text:p>
          </table:table-cell>
          <table:table-cell table:style-name="ce1" office:value-type="string" calcext:value-type="string">
            <text:p>#1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string" calcext:value-type="string">
            <text:p><text:a xlink:href="http://www.pokemongodb.net/2016/05/frost-breath-move.html" xlink:type="simple">Frost Breath</text:a></text:p>
          </table:table-cell>
          <table:table-cell table:style-name="ce1" office:value-type="string" calcext:value-type="string">
            <text:p>#1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string" calcext:value-type="string">
            <text:p><text:a xlink:href="http://www.pokemongodb.net/2016/05/ice-shard-move.html" xlink:type="simple">Ice Shard</text:a></text:p>
          </table:table-cell>
          <table:table-cell table:style-name="ce1" office:value-type="string" calcext:value-type="string">
            <text:p>#1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2.1" calcext:value-type="float">
            <text:p>32.1</text:p>
          </table:table-cell>
          <table:table-cell table:style-name="ce1" office:value-type="string" calcext:value-type="string">
            <text:p><text:a xlink:href="http://www.pokemongodb.net/2016/05/body-slam-move.html" xlink:type="simple">Body Slam w/ STAB</text:a></text:p>
          </table:table-cell>
          <table:table-cell table:style-name="ce1" office:value-type="string" calcext:value-type="string">
            <text:p>#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<text:a xlink:href="http://www.pokemongodb.net/2016/05/hyper-beam-move.html" xlink:type="simple">Hyper Beam w/ STAB</text:a></text:p>
          </table:table-cell>
          <table:table-cell table:style-name="ce1" office:value-type="string" calcext:value-type="string">
            <text:p>#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string" calcext:value-type="string">
            <text:p><text:a xlink:href="http://www.pokemongodb.net/2016/05/body-slam-move.html" xlink:type="simple">Body Slam</text:a></text:p>
          </table:table-cell>
          <table:table-cell table:style-name="ce1" office:value-type="string" calcext:value-type="string">
            <text:p>#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<text:a xlink:href="http://www.pokemongodb.net/2016/05/hyper-beam-move.html" xlink:type="simple">Hyper Beam</text:a></text:p>
          </table:table-cell>
          <table:table-cell table:style-name="ce1" office:value-type="string" calcext:value-type="string">
            <text:p>#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8" calcext:value-type="float">
            <text:p>20.8</text:p>
          </table:table-cell>
          <table:table-cell table:style-name="ce1" office:value-type="string" calcext:value-type="string">
            <text:p><text:a xlink:href="http://www.pokemongodb.net/2016/05/hyper-fang-move.html" xlink:type="simple">Hyper Fang w/ STAB</text:a></text:p>
          </table:table-cell>
          <table:table-cell table:style-name="ce1" office:value-type="string" calcext:value-type="string">
            <text:p>#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string" calcext:value-type="string">
            <text:p><text:a xlink:href="http://www.pokemongodb.net/2016/05/stomp-move.html" xlink:type="simple">Stomp w/ STAB</text:a></text:p>
          </table:table-cell>
          <table:table-cell table:style-name="ce1" office:value-type="string" calcext:value-type="string">
            <text:p>#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string" calcext:value-type="string">
            <text:p><text:a xlink:href="http://www.pokemongodb.net/2016/05/hyper-fang-move.html" xlink:type="simple">Hyper Fang</text:a></text:p>
          </table:table-cell>
          <table:table-cell table:style-name="ce1" office:value-type="string" calcext:value-type="string">
            <text:p>#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9" calcext:value-type="float">
            <text:p>14.9</text:p>
          </table:table-cell>
          <table:table-cell table:style-name="ce1" office:value-type="string" calcext:value-type="string">
            <text:p><text:a xlink:href="http://www.pokemongodb.net/2016/05/vice-grip-move.html" xlink:type="simple">Vice Grip w/ STAB</text:a></text:p>
          </table:table-cell>
          <table:table-cell table:style-name="ce1" office:value-type="string" calcext:value-type="string">
            <text:p>#1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string" calcext:value-type="string">
            <text:p><text:a xlink:href="http://www.pokemongodb.net/2016/05/stomp-move.html" xlink:type="simple">Stomp</text:a></text:p>
          </table:table-cell>
          <table:table-cell table:style-name="ce1" office:value-type="string" calcext:value-type="string">
            <text:p>#1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2" calcext:value-type="float">
            <text:p>14.2</text:p>
          </table:table-cell>
          <table:table-cell table:style-name="ce1" office:value-type="string" calcext:value-type="string">
            <text:p><text:a xlink:href="http://www.pokemongodb.net/2016/05/horn-attack-move.html" xlink:type="simple">Horn Attack w/ STAB</text:a></text:p>
          </table:table-cell>
          <table:table-cell table:style-name="ce1" office:value-type="string" calcext:value-type="string">
            <text:p>#1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string" calcext:value-type="string">
            <text:p><text:a xlink:href="http://www.pokemongodb.net/2016/05/swift-move.html" xlink:type="simple">Swift w/ STAB</text:a></text:p>
          </table:table-cell>
          <table:table-cell table:style-name="ce1" office:value-type="string" calcext:value-type="string">
            <text:p>#1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string" calcext:value-type="string">
            <text:p><text:a xlink:href="http://www.pokemongodb.net/2016/05/vice-grip-move.html" xlink:type="simple">Vice Grip</text:a></text:p>
          </table:table-cell>
          <table:table-cell table:style-name="ce1" office:value-type="string" calcext:value-type="string">
            <text:p>#1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string" calcext:value-type="string">
            <text:p><text:a xlink:href="http://www.pokemongodb.net/2016/05/horn-attack-move.html" xlink:type="simple">Horn Attack</text:a></text:p>
          </table:table-cell>
          <table:table-cell table:style-name="ce1" office:value-type="string" calcext:value-type="string">
            <text:p>#1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a xlink:href="http://www.pokemongodb.net/2016/05/struggle-move.html" xlink:type="simple">Struggle w/ STAB</text:a></text:p>
          </table:table-cell>
          <table:table-cell table:style-name="ce1" office:value-type="string" calcext:value-type="string">
            <text:p>#18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a xlink:href="http://www.pokemongodb.net/2016/05/swift-move.html" xlink:type="simple">Swift</text:a></text:p>
          </table:table-cell>
          <table:table-cell table:style-name="ce1" office:value-type="string" calcext:value-type="string">
            <text:p>#2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string" calcext:value-type="string">
            <text:p><text:a xlink:href="http://www.pokemongodb.net/2016/05/struggle-move.html" xlink:type="simple">Struggle</text:a></text:p>
          </table:table-cell>
          <table:table-cell table:style-name="ce1" office:value-type="string" calcext:value-type="string">
            <text:p>#2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string" calcext:value-type="string">
            <text:p><text:a xlink:href="http://www.pokemongodb.net/2016/05/wrap-move.html" xlink:type="simple">Wrap w/ STAB</text:a></text:p>
          </table:table-cell>
          <table:table-cell table:style-name="ce1" office:value-type="string" calcext:value-type="string">
            <text:p>#2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string" calcext:value-type="string">
            <text:p><text:a xlink:href="http://www.pokemongodb.net/2016/05/wrap-move.html" xlink:type="simple">Wrap</text:a></text:p>
          </table:table-cell>
          <table:table-cell table:style-name="ce1" office:value-type="string" calcext:value-type="string">
            <text:p>#2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6.2" calcext:value-type="float">
            <text:p>16.2</text:p>
          </table:table-cell>
          <table:table-cell table:style-name="ce1" office:value-type="string" calcext:value-type="string">
            <text:p><text:a xlink:href="http://www.pokemongodb.net/2016/05/pound-move.html" xlink:type="simple">Pound w/ STAB</text:a></text:p>
          </table:table-cell>
          <table:table-cell table:style-name="ce1" office:value-type="string" calcext:value-type="string">
            <text:p>#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://www.pokemongodb.net/2016/05/scratch-move.html" xlink:type="simple">Scratch w/ STAB</text:a></text:p>
          </table:table-cell>
          <table:table-cell table:style-name="ce1" office:value-type="string" calcext:value-type="string">
            <text:p>#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string" calcext:value-type="string">
            <text:p><text:a xlink:href="http://www.pokemongodb.net/2016/05/tackle-move.html" xlink:type="simple">Tackle w/ STAB</text:a></text:p>
          </table:table-cell>
          <table:table-cell table:style-name="ce1" office:value-type="string" calcext:value-type="string">
            <text:p>#13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string" calcext:value-type="string">
            <text:p><text:a xlink:href="http://www.pokemongodb.net/2016/07/cut-move.html" xlink:type="simple">Cut</text:a></text:p>
          </table:table-cell>
          <table:table-cell table:style-name="ce1" office:value-type="string" calcext:value-type="string">
            <text:p>#1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string" calcext:value-type="string">
            <text:p><text:a xlink:href="http://www.pokemongodb.net/2016/07/cut-move.html" xlink:type="simple">Cut w/ STAB</text:a></text:p>
          </table:table-cell>
          <table:table-cell table:style-name="ce1" office:value-type="string" calcext:value-type="string">
            <text:p>#1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://www.pokemongodb.net/2016/05/pound-move.html" xlink:type="simple">Pound</text:a></text:p>
          </table:table-cell>
          <table:table-cell table:style-name="ce1" office:value-type="string" calcext:value-type="string">
            <text:p>#1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://www.pokemongodb.net/2016/05/scratch-move.html" xlink:type="simple">Scratch</text:a></text:p>
          </table:table-cell>
          <table:table-cell table:style-name="ce1" office:value-type="string" calcext:value-type="string">
            <text:p>#1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string" calcext:value-type="string">
            <text:p><text:a xlink:href="http://www.pokemongodb.net/2016/05/tackle-move.html" xlink:type="simple">Tackle</text:a></text:p>
          </table:table-cell>
          <table:table-cell table:style-name="ce1" office:value-type="string" calcext:value-type="string">
            <text:p>#1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string" calcext:value-type="string">
            <text:p><text:a xlink:href="http://www.pokemongodb.net/2016/05/quick-attack-move.html" xlink:type="simple">Quick Attack w/ STAB</text:a></text:p>
          </table:table-cell>
          <table:table-cell table:style-name="ce1" office:value-type="string" calcext:value-type="string">
            <text:p>#2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string" calcext:value-type="string">
            <text:p><text:a xlink:href="http://www.pokemongodb.net/2016/05/quick-attack-move.html" xlink:type="simple">Quick Attack</text:a></text:p>
          </table:table-cell>
          <table:table-cell table:style-name="ce1" office:value-type="string" calcext:value-type="string">
            <text:p>#2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7.1" calcext:value-type="float">
            <text:p>27.1</text:p>
          </table:table-cell>
          <table:table-cell table:style-name="ce1" office:value-type="string" calcext:value-type="string">
            <text:p><text:a xlink:href="http://www.pokemongodb.net/2016/05/gunk-shot-move.html" xlink:type="simple">Gunk Shot w/ STAB</text:a></text:p>
          </table:table-cell>
          <table:table-cell table:style-name="ce1" office:value-type="string" calcext:value-type="string">
            <text:p>#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office:value-type="string" calcext:value-type="string">
            <text:p><text:a xlink:href="http://www.pokemongodb.net/2016/05/sludge-bomb-move.html" xlink:type="simple">Sludge Bomb w/ STAB</text:a></text:p>
          </table:table-cell>
          <table:table-cell table:style-name="ce1" office:value-type="string" calcext:value-type="string">
            <text:p>#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string" calcext:value-type="string">
            <text:p><text:a xlink:href="http://www.pokemongodb.net/2016/05/sludge-wave-move.html" xlink:type="simple">Sludge Wave w/ STAB</text:a></text:p>
          </table:table-cell>
          <table:table-cell table:style-name="ce1" office:value-type="string" calcext:value-type="string">
            <text:p>#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string" calcext:value-type="string">
            <text:p><text:a xlink:href="http://www.pokemongodb.net/2016/05/gunk-shot-move.html" xlink:type="simple">Gunk Shot</text:a></text:p>
          </table:table-cell>
          <table:table-cell table:style-name="ce1" office:value-type="string" calcext:value-type="string">
            <text:p>#4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1.2" calcext:value-type="float">
            <text:p>21.2</text:p>
          </table:table-cell>
          <table:table-cell table:style-name="ce1" office:value-type="string" calcext:value-type="string">
            <text:p><text:a xlink:href="http://www.pokemongodb.net/2016/05/sludge-bomb-move.html" xlink:type="simple">Sludge Bomb</text:a></text:p>
          </table:table-cell>
          <table:table-cell table:style-name="ce1" office:value-type="string" calcext:value-type="string">
            <text:p>#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8" calcext:value-type="float">
            <text:p>20.8</text:p>
          </table:table-cell>
          <table:table-cell table:style-name="ce1" office:value-type="string" calcext:value-type="string">
            <text:p><text:a xlink:href="http://www.pokemongodb.net/2016/05/cross-poison-move.html" xlink:type="simple">Cross Poison w/ STAB</text:a></text:p>
          </table:table-cell>
          <table:table-cell table:style-name="ce1" office:value-type="string" calcext:value-type="string">
            <text:p>#4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office:value-type="string" calcext:value-type="string">
            <text:p><text:a xlink:href="http://www.pokemongodb.net/2016/05/sludge-wave-move.html" xlink:type="simple">Sludge Wave</text:a></text:p>
          </table:table-cell>
          <table:table-cell table:style-name="ce1" office:value-type="string" calcext:value-type="string">
            <text:p>#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string" calcext:value-type="string">
            <text:p><text:a xlink:href="http://www.pokemongodb.net/2016/05/cross-poison-move.html" xlink:type="simple">Cross Poison</text:a></text:p>
          </table:table-cell>
          <table:table-cell table:style-name="ce1" office:value-type="string" calcext:value-type="string">
            <text:p>#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string" calcext:value-type="string">
            <text:p><text:a xlink:href="http://www.pokemongodb.net/2016/05/sludge-move.html" xlink:type="simple">Sludge w/ STAB</text:a></text:p>
          </table:table-cell>
          <table:table-cell table:style-name="ce1" office:value-type="string" calcext:value-type="string">
            <text:p>#1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://www.pokemongodb.net/2016/05/poison-fang-move.html" xlink:type="simple">Poison Fang w/ STAB</text:a></text:p>
          </table:table-cell>
          <table:table-cell table:style-name="ce1" office:value-type="string" calcext:value-type="string">
            <text:p>#1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string" calcext:value-type="string">
            <text:p><text:a xlink:href="http://www.pokemongodb.net/2016/05/sludge-move.html" xlink:type="simple">Sludge</text:a></text:p>
          </table:table-cell>
          <table:table-cell table:style-name="ce1" office:value-type="string" calcext:value-type="string">
            <text:p>#1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string" calcext:value-type="string">
            <text:p><text:a xlink:href="http://www.pokemongodb.net/2016/05/poison-fang-move.html" xlink:type="simple">Poison Fang</text:a></text:p>
          </table:table-cell>
          <table:table-cell table:style-name="ce1" office:value-type="string" calcext:value-type="string">
            <text:p>#2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string" calcext:value-type="string">
            <text:p><text:a xlink:href="http://www.pokemongodb.net/2016/05/poison-jab-move.html" xlink:type="simple">Poison Jab w/ STAB</text:a></text:p>
          </table:table-cell>
          <table:table-cell table:style-name="ce1" office:value-type="string" calcext:value-type="string">
            <text:p>#1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string" calcext:value-type="string">
            <text:p><text:a xlink:href="http://www.pokemongodb.net/2016/05/poison-sting-move.html" xlink:type="simple">Poison Sting w/ STAB</text:a></text:p>
          </table:table-cell>
          <table:table-cell table:style-name="ce1" office:value-type="string" calcext:value-type="string">
            <text:p>#1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string" calcext:value-type="string">
            <text:p><text:a xlink:href="http://www.pokemongodb.net/2016/05/acid-move.html" xlink:type="simple">Acid w/ STAB</text:a></text:p>
          </table:table-cell>
          <table:table-cell table:style-name="ce1" office:value-type="string" calcext:value-type="string">
            <text:p>#1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string" calcext:value-type="string">
            <text:p><text:a xlink:href="http://www.pokemongodb.net/2016/05/poison-jab-move.html" xlink:type="simple">Poison Jab</text:a></text:p>
          </table:table-cell>
          <table:table-cell table:style-name="ce1" office:value-type="string" calcext:value-type="string">
            <text:p>#17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string" calcext:value-type="string">
            <text:p><text:a xlink:href="http://www.pokemongodb.net/2016/05/poison-sting-move.html" xlink:type="simple">Poison Sting</text:a></text:p>
          </table:table-cell>
          <table:table-cell table:style-name="ce1" office:value-type="string" calcext:value-type="string">
            <text:p>#2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string" calcext:value-type="string">
            <text:p><text:a xlink:href="http://www.pokemongodb.net/2016/05/acid-move.html" xlink:type="simple">Acid</text:a></text:p>
          </table:table-cell>
          <table:table-cell table:style-name="ce1" office:value-type="string" calcext:value-type="string">
            <text:p>#2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4.6" calcext:value-type="float">
            <text:p>24.6</text:p>
          </table:table-cell>
          <table:table-cell table:style-name="ce1" office:value-type="string" calcext:value-type="string">
            <text:p><text:a xlink:href="http://www.pokemongodb.net/2016/05/psychic-move.html" xlink:type="simple">Psychic w/ STAB</text:a></text:p>
          </table:table-cell>
          <table:table-cell table:style-name="ce1" office:value-type="string" calcext:value-type="string">
            <text:p>#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9.6" calcext:value-type="float">
            <text:p>19.6</text:p>
          </table:table-cell>
          <table:table-cell table:style-name="ce1" office:value-type="string" calcext:value-type="string">
            <text:p><text:a xlink:href="http://www.pokemongodb.net/2016/05/psychic-move.html" xlink:type="simple">Psychic</text:a></text:p>
          </table:table-cell>
          <table:table-cell table:style-name="ce1" office:value-type="string" calcext:value-type="string">
            <text:p>#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string" calcext:value-type="string">
            <text:p><text:a xlink:href="http://www.pokemongodb.net/2016/05/psyshock-move.html" xlink:type="simple">Psyshock w/ STAB</text:a></text:p>
          </table:table-cell>
          <table:table-cell table:style-name="ce1" office:value-type="string" calcext:value-type="string">
            <text:p>#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string" calcext:value-type="string">
            <text:p><text:a xlink:href="http://www.pokemongodb.net/2016/05/psyshock-move.html" xlink:type="simple">Psyshock</text:a></text:p>
          </table:table-cell>
          <table:table-cell table:style-name="ce1" office:value-type="string" calcext:value-type="string">
            <text:p>#1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office:value-type="string" calcext:value-type="string">
            <text:p><text:a xlink:href="http://www.pokemongodb.net/2016/05/psybeam-move.html" xlink:type="simple">Psybeam w/ STAB</text:a></text:p>
          </table:table-cell>
          <table:table-cell table:style-name="ce1" office:value-type="string" calcext:value-type="string">
            <text:p>#1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string" calcext:value-type="string">
            <text:p><text:a xlink:href="http://www.pokemongodb.net/2016/05/psybeam-move.html" xlink:type="simple">Psybeam</text:a></text:p>
          </table:table-cell>
          <table:table-cell table:style-name="ce1" office:value-type="string" calcext:value-type="string">
            <text:p>#2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5.4" calcext:value-type="float">
            <text:p>15.4</text:p>
          </table:table-cell>
          <table:table-cell table:style-name="ce1" office:value-type="string" calcext:value-type="string">
            <text:p><text:a xlink:href="http://www.pokemongodb.net/2016/05/psycho-cut-move.html" xlink:type="simple">Psycho Cut w/ STAB</text:a></text:p>
          </table:table-cell>
          <table:table-cell table:style-name="ce1" office:value-type="string" calcext:value-type="string">
            <text:p>#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string" calcext:value-type="string">
            <text:p><text:a xlink:href="http://www.pokemongodb.net/2016/05/zen-headbutt-move.html" xlink:type="simple">Zen Headbutt w/ STAB</text:a></text:p>
          </table:table-cell>
          <table:table-cell table:style-name="ce1" office:value-type="string" calcext:value-type="string">
            <text:p>#1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string" calcext:value-type="string">
            <text:p><text:a xlink:href="http://www.pokemongodb.net/2016/05/confusion-move.html" xlink:type="simple">Confusion w/ STAB</text:a></text:p>
          </table:table-cell>
          <table:table-cell table:style-name="ce1" office:value-type="string" calcext:value-type="string">
            <text:p>#1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string" calcext:value-type="string">
            <text:p><text:a xlink:href="http://www.pokemongodb.net/2016/05/psycho-cut-move.html" xlink:type="simple">Psycho Cut</text:a></text:p>
          </table:table-cell>
          <table:table-cell table:style-name="ce1" office:value-type="string" calcext:value-type="string">
            <text:p>#1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string" calcext:value-type="string">
            <text:p><text:a xlink:href="http://www.pokemongodb.net/2016/05/zen-headbutt-move.html" xlink:type="simple">Zen Headbutt</text:a></text:p>
          </table:table-cell>
          <table:table-cell table:style-name="ce1" office:value-type="string" calcext:value-type="string">
            <text:p>#17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sychic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string" calcext:value-type="string">
            <text:p><text:a xlink:href="http://www.pokemongodb.net/2016/05/confusion-move.html" xlink:type="simple">Confusion</text:a></text:p>
          </table:table-cell>
          <table:table-cell table:style-name="ce1" office:value-type="string" calcext:value-type="string">
            <text:p>#2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32.3" calcext:value-type="float">
            <text:p>32.3</text:p>
          </table:table-cell>
          <table:table-cell table:style-name="ce1" office:value-type="string" calcext:value-type="string">
            <text:p><text:a xlink:href="http://www.pokemongodb.net/2016/05/stone-edge-move.html" xlink:type="simple">Stone Edge w/ STAB</text:a></text:p>
          </table:table-cell>
          <table:table-cell table:style-name="ce1" office:value-type="string" calcext:value-type="string">
            <text:p>#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5.8" calcext:value-type="float">
            <text:p>25.8</text:p>
          </table:table-cell>
          <table:table-cell table:style-name="ce1" office:value-type="string" calcext:value-type="string">
            <text:p><text:a xlink:href="http://www.pokemongodb.net/2016/05/stone-edge-move.html" xlink:type="simple">Stone Edge</text:a></text:p>
          </table:table-cell>
          <table:table-cell table:style-name="ce1" office:value-type="string" calcext:value-type="string">
            <text:p>#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string" calcext:value-type="string">
            <text:p><text:a xlink:href="http://www.pokemongodb.net/2016/05/rock-slide-move.html" xlink:type="simple">Rock Slide w/ STAB</text:a></text:p>
          </table:table-cell>
          <table:table-cell table:style-name="ce1" office:value-type="string" calcext:value-type="string">
            <text:p>#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2" calcext:value-type="float">
            <text:p>17.2</text:p>
          </table:table-cell>
          <table:table-cell table:style-name="ce1" office:value-type="string" calcext:value-type="string">
            <text:p><text:a xlink:href="http://www.pokemongodb.net/2016/05/power-gem-move.html" xlink:type="simple">Power Gem w/ STAB</text:a></text:p>
          </table:table-cell>
          <table:table-cell table:style-name="ce1" office:value-type="string" calcext:value-type="string">
            <text:p>#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office:value-type="string" calcext:value-type="string">
            <text:p><text:a xlink:href="http://www.pokemongodb.net/2016/05/rock-slide-move.html" xlink:type="simple">Rock Slide</text:a></text:p>
          </table:table-cell>
          <table:table-cell table:style-name="ce1" office:value-type="string" calcext:value-type="string">
            <text:p>#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8" calcext:value-type="float">
            <text:p>13.8</text:p>
          </table:table-cell>
          <table:table-cell table:style-name="ce1" office:value-type="string" calcext:value-type="string">
            <text:p><text:a xlink:href="http://www.pokemongodb.net/2016/05/power-gem-move.html" xlink:type="simple">Power Gem</text:a></text:p>
          </table:table-cell>
          <table:table-cell table:style-name="ce1" office:value-type="string" calcext:value-type="string">
            <text:p>#1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string" calcext:value-type="string">
            <text:p><text:a xlink:href="http://www.pokemongodb.net/2016/05/ancient-power-move.html" xlink:type="simple">Ancient Power w/ STAB</text:a></text:p>
          </table:table-cell>
          <table:table-cell table:style-name="ce1" office:value-type="string" calcext:value-type="string">
            <text:p>#1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a xlink:href="http://www.pokemongodb.net/2016/05/rock-tomb-move.html" xlink:type="simple">Rock Tomb w/ STAB</text:a></text:p>
          </table:table-cell>
          <table:table-cell table:style-name="ce1" office:value-type="string" calcext:value-type="string">
            <text:p>#18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string" calcext:value-type="string">
            <text:p><text:a xlink:href="http://www.pokemongodb.net/2016/05/ancient-power-move.html" xlink:type="simple">Ancient Power</text:a></text:p>
          </table:table-cell>
          <table:table-cell table:style-name="ce1" office:value-type="string" calcext:value-type="string">
            <text:p>#2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string" calcext:value-type="string">
            <text:p><text:a xlink:href="http://www.pokemongodb.net/2016/05/rock-tomb-move.html" xlink:type="simple">Rock Tomb</text:a></text:p>
          </table:table-cell>
          <table:table-cell table:style-name="ce1" office:value-type="string" calcext:value-type="string">
            <text:p>#2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a xlink:href="http://www.pokemongodb.net/2016/05/rock-throw-move.html" xlink:type="simple">Rock Throw w/ STAB</text:a></text:p>
          </table:table-cell>
          <table:table-cell table:style-name="ce1" office:value-type="string" calcext:value-type="string">
            <text:p>#19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string" calcext:value-type="string">
            <text:p><text:a xlink:href="http://www.pokemongodb.net/2016/05/rock-throw-move.html" xlink:type="simple">Rock Throw</text:a></text:p>
          </table:table-cell>
          <table:table-cell table:style-name="ce1" office:value-type="string" calcext:value-type="string">
            <text:p>#2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9.2" calcext:value-type="float">
            <text:p>19.2</text:p>
          </table:table-cell>
          <table:table-cell table:style-name="ce1" office:value-type="string" calcext:value-type="string">
            <text:p><text:a xlink:href="http://www.pokemongodb.net/2016/05/flash-cannon-move.html" xlink:type="simple">Flash Cannon w/ STAB</text:a></text:p>
          </table:table-cell>
          <table:table-cell table:style-name="ce1" office:value-type="string" calcext:value-type="string">
            <text:p>#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8.8" calcext:value-type="float">
            <text:p>18.8</text:p>
          </table:table-cell>
          <table:table-cell table:style-name="ce1" office:value-type="string" calcext:value-type="string">
            <text:p><text:a xlink:href="http://www.pokemongodb.net/2016/05/iron-head-move.html" xlink:type="simple">Iron Head w/ STAB</text:a></text:p>
          </table:table-cell>
          <table:table-cell table:style-name="ce1" office:value-type="string" calcext:value-type="string">
            <text:p>#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5.4" calcext:value-type="float">
            <text:p>15.4</text:p>
          </table:table-cell>
          <table:table-cell table:style-name="ce1" office:value-type="string" calcext:value-type="string">
            <text:p><text:a xlink:href="http://www.pokemongodb.net/2016/05/flash-cannon-move.html" xlink:type="simple">Flash Cannon</text:a></text:p>
          </table:table-cell>
          <table:table-cell table:style-name="ce1" office:value-type="string" calcext:value-type="string">
            <text:p>#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://www.pokemongodb.net/2016/05/iron-head-move.html" xlink:type="simple">Iron Head</text:a></text:p>
          </table:table-cell>
          <table:table-cell table:style-name="ce1" office:value-type="string" calcext:value-type="string">
            <text:p>#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4" calcext:value-type="float">
            <text:p>13.4</text:p>
          </table:table-cell>
          <table:table-cell table:style-name="ce1" office:value-type="string" calcext:value-type="string">
            <text:p><text:a xlink:href="http://www.pokemongodb.net/2016/05/magnet-bomb-move.html" xlink:type="simple">Magnet Bomb w/ STAB</text:a></text:p>
          </table:table-cell>
          <table:table-cell table:style-name="ce1" office:value-type="string" calcext:value-type="string">
            <text:p>#1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string" calcext:value-type="string">
            <text:p><text:a xlink:href="http://www.pokemongodb.net/2016/05/magnet-bomb-move.html" xlink:type="simple">Magnet Bomb</text:a></text:p>
          </table:table-cell>
          <table:table-cell table:style-name="ce1" office:value-type="string" calcext:value-type="string">
            <text:p>#1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5.9" calcext:value-type="float">
            <text:p>15.9</text:p>
          </table:table-cell>
          <table:table-cell table:style-name="ce1" office:value-type="string" calcext:value-type="string">
            <text:p><text:a xlink:href="http://www.pokemongodb.net/2016/05/metal-claw-move.html" xlink:type="simple">Metal Claw w/ STAB</text:a></text:p>
          </table:table-cell>
          <table:table-cell table:style-name="ce1" office:value-type="string" calcext:value-type="string">
            <text:p>#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string" calcext:value-type="string">
            <text:p><text:a xlink:href="http://www.pokemongodb.net/2016/05/steel-wing-move.html" xlink:type="simple">Steel Wing w/ STAB</text:a></text:p>
          </table:table-cell>
          <table:table-cell table:style-name="ce1" office:value-type="string" calcext:value-type="string">
            <text:p>#1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string" calcext:value-type="string">
            <text:p><text:a xlink:href="http://www.pokemongodb.net/2016/05/metal-claw-move.html" xlink:type="simple">Metal Claw</text:a></text:p>
          </table:table-cell>
          <table:table-cell table:style-name="ce1" office:value-type="string" calcext:value-type="string">
            <text:p>#1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string" calcext:value-type="string">
            <text:p><text:a xlink:href="http://www.pokemongodb.net/2016/05/steel-wing-move.html" xlink:type="simple">Steel Wing</text:a></text:p>
          </table:table-cell>
          <table:table-cell table:style-name="ce1" office:value-type="string" calcext:value-type="string">
            <text:p>#1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string" calcext:value-type="string">
            <text:p><text:a xlink:href="http://www.pokemongodb.net/2016/05/bullet-punch-move.html" xlink:type="simple">Bullet Punch w/ STAB</text:a></text:p>
          </table:table-cell>
          <table:table-cell table:style-name="ce1" office:value-type="string" calcext:value-type="string">
            <text:p>#2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string" calcext:value-type="string">
            <text:p><text:a xlink:href="http://www.pokemongodb.net/2016/05/bullet-punch-move.html" xlink:type="simple">Bullet Punch</text:a></text:p>
          </table:table-cell>
          <table:table-cell table:style-name="ce1" office:value-type="string" calcext:value-type="string">
            <text:p>#2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9.6" calcext:value-type="float">
            <text:p>29.6</text:p>
          </table:table-cell>
          <table:table-cell table:style-name="ce1" office:value-type="string" calcext:value-type="string">
            <text:p><text:a xlink:href="http://www.pokemongodb.net/2016/05/hydro-pump-move.html" xlink:type="simple">Hydro Pump w/ STAB</text:a></text:p>
          </table:table-cell>
          <table:table-cell table:style-name="ce1" office:value-type="string" calcext:value-type="string">
            <text:p>#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3.9" calcext:value-type="float">
            <text:p>23.9</text:p>
          </table:table-cell>
          <table:table-cell table:style-name="ce1" office:value-type="string" calcext:value-type="string">
            <text:p><text:a xlink:href="http://www.pokemongodb.net/2016/05/aqua-tail-move.html" xlink:type="simple">Aqua Tail w/ STAB</text:a></text:p>
          </table:table-cell>
          <table:table-cell table:style-name="ce1" office:value-type="string" calcext:value-type="string">
            <text:p>#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23.7" calcext:value-type="float">
            <text:p>23.7</text:p>
          </table:table-cell>
          <table:table-cell table:style-name="ce1" office:value-type="string" calcext:value-type="string">
            <text:p><text:a xlink:href="http://www.pokemongodb.net/2016/05/hydro-pump-move.html" xlink:type="simple">Hydro Pump</text:a></text:p>
          </table:table-cell>
          <table:table-cell table:style-name="ce1" office:value-type="string" calcext:value-type="string">
            <text:p>#3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9.1" calcext:value-type="float">
            <text:p>19.1</text:p>
          </table:table-cell>
          <table:table-cell table:style-name="ce1" office:value-type="string" calcext:value-type="string">
            <text:p><text:a xlink:href="http://www.pokemongodb.net/2016/05/aqua-tail-move.html" xlink:type="simple">Aqua Tail</text:a></text:p>
          </table:table-cell>
          <table:table-cell table:style-name="ce1" office:value-type="string" calcext:value-type="string">
            <text:p>#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7.2" calcext:value-type="float">
            <text:p>17.2</text:p>
          </table:table-cell>
          <table:table-cell table:style-name="ce1" office:value-type="string" calcext:value-type="string">
            <text:p><text:a xlink:href="http://www.pokemongodb.net/2016/05/scald-move.html" xlink:type="simple">Scald w/ STAB</text:a></text:p>
          </table:table-cell>
          <table:table-cell table:style-name="ce1" office:value-type="string" calcext:value-type="string">
            <text:p>#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8" calcext:value-type="float">
            <text:p>13.8</text:p>
          </table:table-cell>
          <table:table-cell table:style-name="ce1" office:value-type="string" calcext:value-type="string">
            <text:p><text:a xlink:href="http://www.pokemongodb.net/2016/05/scald-move.html" xlink:type="simple">Scald</text:a></text:p>
          </table:table-cell>
          <table:table-cell table:style-name="ce1" office:value-type="string" calcext:value-type="string">
            <text:p>#1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string" calcext:value-type="string">
            <text:p><text:a xlink:href="http://www.pokemongodb.net/2016/05/aqua-jet-move.html" xlink:type="simple">Aqua Jet w/ STAB</text:a></text:p>
          </table:table-cell>
          <table:table-cell table:style-name="ce1" office:value-type="string" calcext:value-type="string">
            <text:p>#1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string" calcext:value-type="string">
            <text:p><text:a xlink:href="http://www.pokemongodb.net/2016/05/water-pulse-move.html" xlink:type="simple">Water Pulse w/ STAB</text:a></text:p>
          </table:table-cell>
          <table:table-cell table:style-name="ce1" office:value-type="string" calcext:value-type="string">
            <text:p>#1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://www.pokemongodb.net/2016/05/brine-move.html" xlink:type="simple">Brine w/ STAB</text:a></text:p>
          </table:table-cell>
          <table:table-cell table:style-name="ce1" office:value-type="string" calcext:value-type="string">
            <text:p>#1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string" calcext:value-type="string">
            <text:p><text:a xlink:href="http://www.pokemongodb.net/2016/05/bubble-beam-move.html" xlink:type="simple">Bubble Beam w/ STAB</text:a></text:p>
          </table:table-cell>
          <table:table-cell table:style-name="ce1" office:value-type="string" calcext:value-type="string">
            <text:p>#1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string" calcext:value-type="string">
            <text:p><text:a xlink:href="http://www.pokemongodb.net/2016/05/aqua-jet-move.html" xlink:type="simple">Aqua Jet</text:a></text:p>
          </table:table-cell>
          <table:table-cell table:style-name="ce1" office:value-type="string" calcext:value-type="string">
            <text:p>#1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string" calcext:value-type="string">
            <text:p><text:a xlink:href="http://www.pokemongodb.net/2016/05/water-pulse-move.html" xlink:type="simple">Water Pulse</text:a></text:p>
          </table:table-cell>
          <table:table-cell table:style-name="ce1" office:value-type="string" calcext:value-type="string">
            <text:p>#2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string" calcext:value-type="string">
            <text:p><text:a xlink:href="http://www.pokemongodb.net/2016/05/brine-move.html" xlink:type="simple">Brine</text:a></text:p>
          </table:table-cell>
          <table:table-cell table:style-name="ce1" office:value-type="string" calcext:value-type="string">
            <text:p>#2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charge-move.html" xlink:type="simple">Charge</text:a>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string" calcext:value-type="string">
            <text:p><text:a xlink:href="http://www.pokemongodb.net/2016/05/bubble-beam-move.html" xlink:type="simple">Bubble Beam</text:a></text:p>
          </table:table-cell>
          <table:table-cell table:style-name="ce1" office:value-type="string" calcext:value-type="string">
            <text:p>#2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://www.pokemongodb.net/2016/05/water-gun-move.html" xlink:type="simple">Water Gun w/ STAB</text:a></text:p>
          </table:table-cell>
          <table:table-cell table:style-name="ce1" office:value-type="string" calcext:value-type="string">
            <text:p>#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string" calcext:value-type="string">
            <text:p><text:a xlink:href="http://www.pokemongodb.net/2016/05/bubble-move.html" xlink:type="simple">Bubble w/ STAB</text:a></text:p>
          </table:table-cell>
          <table:table-cell table:style-name="ce1" office:value-type="string" calcext:value-type="string">
            <text:p>#1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://www.pokemongodb.net/2016/05/water-gun-move.html" xlink:type="simple">Water Gun</text:a></text:p>
          </table:table-cell>
          <table:table-cell table:style-name="ce1" office:value-type="string" calcext:value-type="string">
            <text:p>#1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string" calcext:value-type="string">
            <text:p><text:a xlink:href="http://www.pokemongodb.net/2016/05/bubble-move.html" xlink:type="simple">Bubble</text:a></text:p>
          </table:table-cell>
          <table:table-cell table:style-name="ce1" office:value-type="string" calcext:value-type="string">
            <text:p>#1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://www.pokemongodb.net/2016/05/splash-move.html" xlink:type="simple">Splash</text:a></text:p>
          </table:table-cell>
          <table:table-cell table:style-name="ce1" office:value-type="string" calcext:value-type="string">
            <text:p>#2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<text:a xlink:href="http://www.pokemongodb.net/2016/04/fast-move.html" xlink:type="simple">Fast</text:a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://www.pokemongodb.net/2016/05/splash-move.html" xlink:type="simple">Splash w/ STAB</text:a></text:p>
          </table:table-cell>
          <table:table-cell table:style-name="ce1" office:value-type="string" calcext:value-type="string">
            <text:p>#24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table:number-columns-spanned="8" table:number-rows-spanned="1"/>
          <table:covered-table-cell table:number-columns-repeated="7"/>
          <table:table-cell table:number-columns-repeated="1013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erage" table:style-name="ta1"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0"/>
        <table:table-row table:style-name="ro1">
          <table:table-cell table:style-name="ce3" office:value-type="string" calcext:value-type="string">
            <text:p>Type</text:p>
          </table:table-cell>
          <table:table-cell table:style-name="ce6" office:value-type="string" calcext:value-type="string">
            <text:p>Average - DPS</text:p>
          </table:table-cell>
          <table:table-cell table:style-name="ce6" office:value-type="string" calcext:value-type="string">
            <text:p>Average - Power</text:p>
          </table:table-cell>
          <table:table-cell table:style-name="ce6" office:value-type="string" calcext:value-type="string">
            <text:p>Average - Energy</text:p>
          </table:table-cell>
          <table:table-cell table:style-name="ce9" office:value-type="string" calcext:value-type="string">
            <text:p>Average - Sec.</text:p>
          </table:table-cell>
        </table:table-row>
        <table:table-row table:style-name="ro1">
          <table:table-cell office:value-type="string" calcext:value-type="string">
            <text:p>Fighting</text:p>
          </table:table-cell>
          <table:table-cell office:value-type="float" office:value="16.5285714285714" calcext:value-type="float">
            <text:p>16.53</text:p>
          </table:table-cell>
          <table:table-cell office:value-type="float" office:value="25.1428571428571" calcext:value-type="float">
            <text:p>25.14</text:p>
          </table:table-cell>
          <table:table-cell office:value-type="float" office:value="-24.2857142857143" calcext:value-type="float">
            <text:p>-24.29</text:p>
          </table:table-cell>
          <table:table-cell office:value-type="float" office:value="1.53714285714286" calcext:value-type="float">
            <text:p>1.54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12.94" calcext:value-type="float">
            <text:p>12.94</text:p>
          </table:table-cell>
          <table:table-cell office:value-type="float" office:value="20" calcext:value-type="float">
            <text:p>20.00</text:p>
          </table:table-cell>
          <table:table-cell office:value-type="float" office:value="-8" calcext:value-type="float">
            <text:p>-8.00</text:p>
          </table:table-cell>
          <table:table-cell office:value-type="float" office:value="1.688" calcext:value-type="float">
            <text:p>1.69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office:value-type="float" office:value="12.9125" calcext:value-type="float">
            <text:p>12.91</text:p>
          </table:table-cell>
          <table:table-cell office:value-type="float" office:value="22.75" calcext:value-type="float">
            <text:p>22.75</text:p>
          </table:table-cell>
          <table:table-cell office:value-type="float" office:value="-11" calcext:value-type="float">
            <text:p>-11.00</text:p>
          </table:table-cell>
          <table:table-cell office:value-type="float" office:value="1.9075" calcext:value-type="float">
            <text:p>1.91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13.7666666666667" calcext:value-type="float">
            <text:p>13.77</text:p>
          </table:table-cell>
          <table:table-cell office:value-type="float" office:value="25.5" calcext:value-type="float">
            <text:p>25.50</text:p>
          </table:table-cell>
          <table:table-cell office:value-type="float" office:value="-12.1666666666667" calcext:value-type="float">
            <text:p>-12.17</text:p>
          </table:table-cell>
          <table:table-cell office:value-type="float" office:value="1.97666666666667" calcext:value-type="float">
            <text:p>1.98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office:value-type="float" office:value="16.6555555555556" calcext:value-type="float">
            <text:p>16.66</text:p>
          </table:table-cell>
          <table:table-cell office:value-type="float" office:value="33.1111111111111" calcext:value-type="float">
            <text:p>33.11</text:p>
          </table:table-cell>
          <table:table-cell office:value-type="float" office:value="-33.5555555555556" calcext:value-type="float">
            <text:p>-33.56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14.8" calcext:value-type="float">
            <text:p>14.80</text:p>
          </table:table-cell>
          <table:table-cell office:value-type="float" office:value="28" calcext:value-type="float">
            <text:p>28.00</text:p>
          </table:table-cell>
          <table:table-cell office:value-type="float" office:value="-20.2142857142857" calcext:value-type="float">
            <text:p>-20.21</text:p>
          </table:table-cell>
          <table:table-cell office:value-type="float" office:value="2.02571428571429" calcext:value-type="float">
            <text:p>2.03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 office:value-type="float" office:value="14.7416666666667" calcext:value-type="float">
            <text:p>14.74</text:p>
          </table:table-cell>
          <table:table-cell office:value-type="float" office:value="28.1666666666667" calcext:value-type="float">
            <text:p>28.17</text:p>
          </table:table-cell>
          <table:table-cell office:value-type="float" office:value="-15" calcext:value-type="float">
            <text:p>-15.00</text:p>
          </table:table-cell>
          <table:table-cell office:value-type="float" office:value="2.07166666666667" calcext:value-type="float">
            <text:p>2.07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17.225" calcext:value-type="float">
            <text:p>17.23</text:p>
          </table:table-cell>
          <table:table-cell office:value-type="float" office:value="32.75" calcext:value-type="float">
            <text:p>32.75</text:p>
          </table:table-cell>
          <table:table-cell office:value-type="float" office:value="-28.25" calcext:value-type="float">
            <text:p>-28.25</text:p>
          </table:table-cell>
          <table:table-cell office:value-type="float" office:value="2.1" calcext:value-type="float">
            <text:p>2.10</text:p>
          </table:table-cell>
        </table:table-row>
        <table:table-row table:style-name="ro1">
          <table:table-cell office:value-type="string" calcext:value-type="string">
            <text:p>Electric</text:p>
          </table:table-cell>
          <table:table-cell office:value-type="float" office:value="17.375" calcext:value-type="float">
            <text:p>17.38</text:p>
          </table:table-cell>
          <table:table-cell office:value-type="float" office:value="40.3333333333333" calcext:value-type="float">
            <text:p>40.33</text:p>
          </table:table-cell>
          <table:table-cell office:value-type="float" office:value="-34.1666666666667" calcext:value-type="float">
            <text:p>-34.17</text:p>
          </table:table-cell>
          <table:table-cell office:value-type="float" office:value="2.2" calcext:value-type="float">
            <text:p>2.20</text:p>
          </table:table-cell>
        </table:table-row>
        <table:table-row table:style-name="ro1">
          <table:table-cell office:value-type="string" calcext:value-type="string">
            <text:p>Bug</text:p>
          </table:table-cell>
          <table:table-cell office:value-type="float" office:value="17.3333333333333" calcext:value-type="float">
            <text:p>17.33</text:p>
          </table:table-cell>
          <table:table-cell office:value-type="float" office:value="40.5" calcext:value-type="float">
            <text:p>40.50</text:p>
          </table:table-cell>
          <table:table-cell office:value-type="float" office:value="-32.8333333333333" calcext:value-type="float">
            <text:p>-32.8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office:value-type="float" office:value="14.9916666666667" calcext:value-type="float">
            <text:p>14.99</text:p>
          </table:table-cell>
          <table:table-cell office:value-type="float" office:value="33.1666666666667" calcext:value-type="float">
            <text:p>33.17</text:p>
          </table:table-cell>
          <table:table-cell office:value-type="float" office:value="-27.6666666666667" calcext:value-type="float">
            <text:p>-27.67</text:p>
          </table:table-cell>
          <table:table-cell office:value-type="float" office:value="2.33333333333333" calcext:value-type="float">
            <text:p>2.33</text:p>
          </table:table-cell>
        </table:table-row>
        <table:table-row table:style-name="ro1">
          <table:table-cell table:style-name="ce5" office:value-type="string" calcext:value-type="string">
            <text:p>Water</text:p>
          </table:table-cell>
          <table:table-cell table:style-name="ce8" office:value-type="float" office:value="13.66" calcext:value-type="float">
            <text:p>13.66</text:p>
          </table:table-cell>
          <table:table-cell table:style-name="ce8" office:value-type="float" office:value="33.6" calcext:value-type="float">
            <text:p>33.60</text:p>
          </table:table-cell>
          <table:table-cell table:style-name="ce8" office:value-type="float" office:value="-24.9" calcext:value-type="float">
            <text:p>-24.90</text:p>
          </table:table-cell>
          <table:table-cell table:style-name="ce11" office:value-type="float" office:value="2.513" calcext:value-type="float">
            <text:p>2.51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20.45" calcext:value-type="float">
            <text:p>20.45</text:p>
          </table:table-cell>
          <table:table-cell office:value-type="float" office:value="53.1428571428572" calcext:value-type="float">
            <text:p>53.14</text:p>
          </table:table-cell>
          <table:table-cell office:value-type="float" office:value="-45.5714285714286" calcext:value-type="float">
            <text:p>-45.57</text:p>
          </table:table-cell>
          <table:table-cell office:value-type="float" office:value="2.6" calcext:value-type="float">
            <text:p>2.60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16.4111111111111" calcext:value-type="float">
            <text:p>16.41</text:p>
          </table:table-cell>
          <table:table-cell office:value-type="float" office:value="43.3333333333333" calcext:value-type="float">
            <text:p>43.33</text:p>
          </table:table-cell>
          <table:table-cell office:value-type="float" office:value="-38" calcext:value-type="float">
            <text:p>-38.00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15.8916666666667" calcext:value-type="float">
            <text:p>15.89</text:p>
          </table:table-cell>
          <table:table-cell office:value-type="float" office:value="43.1666666666667" calcext:value-type="float">
            <text:p>43.17</text:p>
          </table:table-cell>
          <table:table-cell office:value-type="float" office:value="-31.5" calcext:value-type="float">
            <text:p>-31.50</text:p>
          </table:table-cell>
          <table:table-cell office:value-type="float" office:value="2.84333333333333" calcext:value-type="float">
            <text:p>2.84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float" office:value="15.475" calcext:value-type="float">
            <text:p>15.48</text:p>
          </table:table-cell>
          <table:table-cell office:value-type="float" office:value="41.375" calcext:value-type="float">
            <text:p>41.38</text:p>
          </table:table-cell>
          <table:table-cell office:value-type="float" office:value="-28.125" calcext:value-type="float">
            <text:p>-28.13</text:p>
          </table:table-cell>
          <table:table-cell office:value-type="float" office:value="2.8625" calcext:value-type="float">
            <text:p>2.86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15.475" calcext:value-type="float">
            <text:p>15.48</text:p>
          </table:table-cell>
          <table:table-cell office:value-type="float" office:value="41.1666666666667" calcext:value-type="float">
            <text:p>41.17</text:p>
          </table:table-cell>
          <table:table-cell office:value-type="float" office:value="-34.8333333333333" calcext:value-type="float">
            <text:p>-34.83</text:p>
          </table:table-cell>
          <table:table-cell office:value-type="float" office:value="2.92666666666667" calcext:value-type="float">
            <text:p>2.93</text:p>
          </table:table-cell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15.33" calcext:value-type="float">
            <text:p>15.33</text:p>
          </table:table-cell>
          <table:table-cell office:value-type="float" office:value="49" calcext:value-type="float">
            <text:p>49.00</text:p>
          </table:table-cell>
          <table:table-cell office:value-type="float" office:value="-44.6" calcext:value-type="float">
            <text:p>-44.6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table:style-name="Default" table:number-columns-repeated="2"/>
          <table:table-cell table:style-name="Pivot_20_Table_20_Result"/>
          <table:table-cell table:style-name="Default" table:number-columns-repeated="2"/>
        </table:table-row>
      </table:table>
      <table:table table:name="Best moves" table:style-name="ta1">
        <table:table-column table:style-name="co3" table:default-cell-style-name="ce14"/>
        <table:table-column table:style-name="co8" table:default-cell-style-name="ce18"/>
        <table:table-column table:style-name="co9" table:default-cell-style-name="ce21"/>
        <table:table-column table:style-name="co2" table:default-cell-style-name="Default"/>
        <table:table-row table:style-name="ro1">
          <table:table-cell table:style-name="ce12" office:value-type="string" calcext:value-type="string">
            <text:p>Type</text:p>
          </table:table-cell>
          <table:table-cell table:style-name="ce16" office:value-type="string" calcext:value-type="string">
            <text:p>Charge</text:p>
          </table:table-cell>
          <table:table-cell table:style-name="ce12" office:value-type="string" calcext:value-type="string">
            <text:p>Fast</text:p>
          </table:table-cell>
          <table:table-cell/>
        </table:table-row>
        <table:table-row table:style-name="ro1">
          <table:table-cell table:style-name="ce13" office:value-type="string" calcext:value-type="string">
            <text:p>Bug</text:p>
          </table:table-cell>
          <table:table-cell table:style-name="ce17" office:value-type="string" calcext:value-type="string">
            <text:p>Megahorn / Bug Buzz</text:p>
          </table:table-cell>
          <table:table-cell table:style-name="ce20" office:value-type="string" calcext:value-type="string">
            <text:p>Bug Bite / Fury Cutter</text:p>
          </table:table-cell>
          <table:table-cell table:style-name="Pivot_20_Table_20_Result"/>
        </table:table-row>
        <table:table-row table:style-name="ro1">
          <table:table-cell office:value-type="string" calcext:value-type="string">
            <text:p>Dark</text:p>
          </table:table-cell>
          <table:table-cell table:style-name="ce17" office:value-type="string" calcext:value-type="string">
            <text:p>Dark Pulse / Night Slash</text:p>
          </table:table-cell>
          <table:table-cell table:style-name="ce20" office:value-type="string" calcext:value-type="string">
            <text:p>Bite / Feint Attack</text:p>
          </table:table-cell>
          <table:table-cell table:style-name="Pivot_20_Table_20_Result"/>
        </table:table-row>
        <table:table-row table:style-name="ro1">
          <table:table-cell office:value-type="string" calcext:value-type="string">
            <text:p>Dragon</text:p>
          </table:table-cell>
          <table:table-cell table:style-name="ce17" office:value-type="string" calcext:value-type="string">
            <text:p>Dragon Claw / Dragon Pulse</text:p>
          </table:table-cell>
          <table:table-cell table:style-name="ce20" office:value-type="string" calcext:value-type="string">
            <text:p>Dragon Breath (only one)</text:p>
          </table:table-cell>
          <table:table-cell table:style-name="Pivot_20_Table_20_Result"/>
        </table:table-row>
        <table:table-row table:style-name="ro1">
          <table:table-cell office:value-type="string" calcext:value-type="string">
            <text:p>Electric</text:p>
          </table:table-cell>
          <table:table-cell table:style-name="ce17" office:value-type="string" calcext:value-type="string">
            <text:p>Thunder / Thunderbolt</text:p>
          </table:table-cell>
          <table:table-cell table:style-name="ce20" office:value-type="string" calcext:value-type="string">
            <text:p>Spark / Thunder Shock</text:p>
          </table:table-cell>
          <table:table-cell table:style-name="Pivot_20_Table_20_Result"/>
        </table:table-row>
        <table:table-row table:style-name="ro1">
          <table:table-cell office:value-type="string" calcext:value-type="string">
            <text:p>Fairy</text:p>
          </table:table-cell>
          <table:table-cell table:style-name="ce17" office:value-type="string" calcext:value-type="string">
            <text:p>Moonblast / Play Rough</text:p>
          </table:table-cell>
          <table:table-cell/>
          <table:table-cell table:style-name="Pivot_20_Table_20_Result"/>
        </table:table-row>
        <table:table-row table:style-name="ro1">
          <table:table-cell office:value-type="string" calcext:value-type="string">
            <text:p>Fighting</text:p>
          </table:table-cell>
          <table:table-cell table:style-name="ce17" office:value-type="string" calcext:value-type="string">
            <text:p>Cross Chop / Brick Break</text:p>
          </table:table-cell>
          <table:table-cell table:style-name="ce20" office:value-type="string" calcext:value-type="string">
            <text:p>Rock Smash / Low Kick</text:p>
          </table:table-cell>
          <table:table-cell table:style-name="Pivot_20_Table_20_Result"/>
        </table:table-row>
        <table:table-row table:style-name="ro1">
          <table:table-cell office:value-type="string" calcext:value-type="string">
            <text:p>Fire</text:p>
          </table:table-cell>
          <table:table-cell table:style-name="ce17" office:value-type="string" calcext:value-type="string">
            <text:p>Fire Blast / Heat Wave</text:p>
          </table:table-cell>
          <table:table-cell office:value-type="string" calcext:value-type="string">
            <text:p>Fire Fang / Ember</text:p>
          </table:table-cell>
          <table:table-cell/>
        </table:table-row>
        <table:table-row table:style-name="ro1">
          <table:table-cell office:value-type="string" calcext:value-type="string">
            <text:p>Flying</text:p>
          </table:table-cell>
          <table:table-cell office:value-type="string" calcext:value-type="string">
            <text:p>Hurricane / Drill Peck</text:p>
          </table:table-cell>
          <table:table-cell office:value-type="string" calcext:value-type="string">
            <text:p>Wing Attack / Peck</text:p>
          </table:table-cell>
          <table:table-cell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Shadow Ball / Ominous Wind</text:p>
          </table:table-cell>
          <table:table-cell office:value-type="string" calcext:value-type="string">
            <text:p>Shadow Claw / Lick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wer Whip / Solar Beam</text:p>
          </table:table-cell>
          <table:table-cell office:value-type="string" calcext:value-type="string">
            <text:p>Vine Whip / Razor Leaf</text:p>
          </table:table-cell>
          <table:table-cell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Earthquake / Bone Club</text:p>
          </table:table-cell>
          <table:table-cell office:value-type="string" calcext:value-type="string">
            <text:p>Mud Slap / Mud Shot</text:p>
          </table:table-cell>
          <table:table-cell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Blizzard / Ice Beam</text:p>
          </table:table-cell>
          <table:table-cell office:value-type="string" calcext:value-type="string">
            <text:p>Frost Breath / Ice Shard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Body Slam / Hyper Beam</text:p>
          </table:table-cell>
          <table:table-cell office:value-type="string" calcext:value-type="string">
            <text:p>Pound / Scratch</text:p>
          </table:table-cell>
          <table:table-cell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Gunk Shot / Sludge Bomb</text:p>
          </table:table-cell>
          <table:table-cell office:value-type="string" calcext:value-type="string">
            <text:p>Poison Jab / Poison Sting</text:p>
          </table:table-cell>
          <table:table-cell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 /Psyshock</text:p>
          </table:table-cell>
          <table:table-cell office:value-type="string" calcext:value-type="string">
            <text:p>Psycho Cut / Zen Headbutt</text:p>
          </table:table-cell>
          <table:table-cell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Stone Edge / Rock Slide</text:p>
          </table:table-cell>
          <table:table-cell office:value-type="string" calcext:value-type="string">
            <text:p>Rock Throw</text:p>
          </table:table-cell>
          <table:table-cell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Flash Cannon / Iron Head</text:p>
          </table:table-cell>
          <table:table-cell office:value-type="string" calcext:value-type="string">
            <text:p>Metal Claw / Steel Wing</text:p>
          </table:table-cell>
          <table:table-cell/>
        </table:table-row>
        <table:table-row table:style-name="ro1">
          <table:table-cell table:style-name="ce15" office:value-type="string" calcext:value-type="string">
            <text:p>Water</text:p>
          </table:table-cell>
          <table:table-cell table:style-name="ce19" office:value-type="string" calcext:value-type="string">
            <text:p>Hydro Pump / Aqua Tail</text:p>
          </table:table-cell>
          <table:table-cell table:style-name="ce22" office:value-type="string" calcext:value-type="string">
            <text:p>Water Gun / Bubble</text:p>
          </table:table-cell>
          <table:table-cell/>
        </table:table-row>
      </table:table>
      <table:table table:name="Pivot Table_Pivot Table_Sheet2_1_1" table:style-name="ta1">
        <table:table-column table:style-name="co2" table:default-cell-style-name="ce25"/>
        <table:table-column table:style-name="co10" table:default-cell-style-name="ce29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3" office:value-type="string" calcext:value-type="string">
            <text:p>Type</text:p>
          </table:table-cell>
          <table:table-cell table:style-name="ce27" office:value-type="string" calcext:value-type="string">
            <text:p>Average - Sec.</text:p>
          </table:table-cell>
        </table:table-row>
        <table:table-row table:style-name="ro1">
          <table:table-cell table:style-name="ce24" office:value-type="string" calcext:value-type="string">
            <text:p>Bug</text:p>
          </table:table-cell>
          <table:table-cell table:style-name="ce28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1.688" calcext:value-type="float">
            <text:p>1.688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Electric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Fighting</text:p>
          </table:table-cell>
          <table:table-cell office:value-type="float" office:value="1.53714285714286" calcext:value-type="float">
            <text:p>1.537142857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office:value-type="float" office:value="2.3333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office:value-type="float" office:value="1.9075" calcext:value-type="float">
            <text:p>1.9075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float" office:value="2.8625" calcext:value-type="float">
            <text:p>2.8625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2.84333333333333" calcext:value-type="float">
            <text:p>2.8433333333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2.02571428571429" calcext:value-type="float">
            <text:p>2.0257142857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 office:value-type="float" office:value="2.07166666666667" calcext:value-type="float">
            <text:p>2.0716666667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2.92666666666667" calcext:value-type="float">
            <text:p>2.9266666667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1.97666666666667" calcext:value-type="float">
            <text:p>1.9766666667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table:style-name="ce30" office:value-type="float" office:value="2.513" calcext:value-type="float">
            <text:p>2.513</text:p>
          </table:table-cell>
        </table:table-row>
        <table:table-row table:style-name="ro1">
          <table:table-cell table:style-name="ce26" office:value-type="string" calcext:value-type="string">
            <text:p>Total Result</text:p>
          </table:table-cell>
          <table:table-cell table:style-name="ce31" office:value-type="float" office:value="2.34516129032258" calcext:value-type="float">
            <text:p>2.3451612903</text:p>
          </table:table-cell>
        </table:table-row>
      </table:table>
      <table:table table:name="Sheet6" table:style-name="ta1">
        <table:table-column table:style-name="co11" table:number-columns-repeated="5" table:default-cell-style-name="Default"/>
        <table:table-column table:style-name="co12" table:default-cell-style-name="ce32"/>
        <table:table-column table:style-name="co11" table:default-cell-style-name="Default"/>
        <table:table-column table:style-name="co13" table:default-cell-style-name="ce32"/>
        <table:table-column table:style-name="co1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32" table:number-columns-repeated="2"/>
          <table:table-cell table:style-name="ce33" office:value-type="string" calcext:value-type="string">
            <text:p>Fire</text:p>
          </table:table-cell>
          <table:table-cell table:style-name="ce33" office:value-type="string" calcext:value-type="string">
            <text:p>Flying</text:p>
          </table:table-cell>
          <table:table-cell table:style-name="ce33" office:value-type="string" calcext:value-type="string">
            <text:p>Rock</text:p>
          </table:table-cell>
          <table:table-cell office:value-type="string" calcext:value-type="string">
            <text:p>&gt;</text:p>
          </table:table-cell>
          <table:table-cell table:style-name="ce34" office:value-type="string" calcext:value-type="string">
            <text:p>Bug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Grass</text:p>
          </table:table-cell>
          <table:table-cell table:style-name="ce33" office:value-type="string" calcext:value-type="string">
            <text:p>Psysic</text:p>
          </table:table-cell>
          <table:table-cell table:style-name="ce33" office:value-type="string" calcext:value-type="string">
            <text:p>Dark</text:p>
          </table:table-cell>
          <table:table-cell table:style-name="ce32" table:number-columns-repeated="2"/>
        </table:table-row>
        <table:table-row table:style-name="ro2">
          <table:table-cell table:style-name="ce32" table:number-columns-repeated="2"/>
          <table:table-cell table:style-name="ce33" office:value-type="string" calcext:value-type="string">
            <text:p>Fight</text:p>
          </table:table-cell>
          <table:table-cell table:style-name="ce33" office:value-type="string" calcext:value-type="string">
            <text:p>Bug</text:p>
          </table:table-cell>
          <table:table-cell table:style-name="ce33" office:value-type="string" calcext:value-type="string">
            <text:p>Fairy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Dark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Psychic</text:p>
          </table:table-cell>
          <table:table-cell table:style-name="ce33" office:value-type="string" calcext:value-type="string">
            <text:p>Ghost</text:p>
          </table:table-cell>
          <table:table-cell table:style-name="ce32" table:number-columns-repeated="3"/>
        </table:table-row>
        <table:table-row table:style-name="ro2">
          <table:table-cell table:style-name="ce32" table:number-columns-repeated="2"/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Dragon</text:p>
          </table:table-cell>
          <table:table-cell table:style-name="ce33" office:value-type="string" calcext:value-type="string">
            <text:p>Fairy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Dragon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Dragon</text:p>
          </table:table-cell>
          <table:table-cell table:style-name="ce32" table:number-columns-repeated="4"/>
        </table:table-row>
        <table:table-row table:style-name="ro2">
          <table:table-cell table:style-name="ce32" table:number-columns-repeated="4"/>
          <table:table-cell table:style-name="ce33" office:value-type="string" calcext:value-type="string">
            <text:p>Ground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Electric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Water</text:p>
          </table:table-cell>
          <table:table-cell table:style-name="ce33" office:value-type="string" calcext:value-type="string">
            <text:p>Flying</text:p>
          </table:table-cell>
          <table:table-cell table:style-name="ce32" table:number-columns-repeated="3"/>
        </table:table-row>
        <table:table-row table:style-name="ro2">
          <table:table-cell table:style-name="ce32" table:number-columns-repeated="3"/>
          <table:table-cell table:style-name="ce33" office:value-type="string" calcext:value-type="string">
            <text:p>Poison</text:p>
          </table:table-cell>
          <table:table-cell table:style-name="ce33" office:value-type="string" calcext:value-type="string">
            <text:p>Steel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Fairy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Fight</text:p>
          </table:table-cell>
          <table:table-cell table:style-name="ce33" office:value-type="string" calcext:value-type="string">
            <text:p>Dragon</text:p>
          </table:table-cell>
          <table:table-cell table:style-name="ce33" office:value-type="string" calcext:value-type="string">
            <text:p>Dark</text:p>
          </table:table-cell>
          <table:table-cell table:style-name="ce32" table:number-columns-repeated="2"/>
        </table:table-row>
        <table:table-row table:style-name="ro2">
          <table:table-cell table:style-name="ce32" table:number-columns-repeated="2"/>
          <table:table-cell table:style-name="ce33" office:value-type="string" calcext:value-type="string">
            <text:p>Flying</text:p>
          </table:table-cell>
          <table:table-cell table:style-name="ce33" office:value-type="string" calcext:value-type="string">
            <text:p>Psychic</text:p>
          </table:table-cell>
          <table:table-cell table:style-name="ce33" office:value-type="string" calcext:value-type="string">
            <text:p>Fairy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Fighting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Norm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Rock</text:p>
          </table:table-cell>
          <table:table-cell table:style-name="ce33" office:value-type="string" calcext:value-type="string">
            <text:p>Dark</text:p>
          </table:table-cell>
          <table:table-cell table:style-name="ce33" office:value-type="string" calcext:value-type="string">
            <text:p>Steel</text:p>
          </table:table-cell>
        </table:table-row>
        <table:table-row table:style-name="ro2">
          <table:table-cell table:style-name="ce32" table:number-columns-repeated="2"/>
          <table:table-cell table:style-name="ce33" office:value-type="string" calcext:value-type="string">
            <text:p>Water</text:p>
          </table:table-cell>
          <table:table-cell table:style-name="ce33" office:value-type="string" calcext:value-type="string">
            <text:p>Ground</text:p>
          </table:table-cell>
          <table:table-cell table:style-name="ce33" office:value-type="string" calcext:value-type="string">
            <text:p>Rock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Fire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Grass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Bug</text:p>
          </table:table-cell>
          <table:table-cell table:style-name="ce33" office:value-type="string" calcext:value-type="string">
            <text:p>Steel</text:p>
          </table:table-cell>
          <table:table-cell table:style-name="ce32"/>
        </table:table-row>
        <table:table-row table:style-name="ro2">
          <table:table-cell table:style-name="ce32" table:number-columns-repeated="2"/>
          <table:table-cell table:style-name="ce33" office:value-type="string" calcext:value-type="string">
            <text:p>Electric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Rock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Flying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Grass</text:p>
          </table:table-cell>
          <table:table-cell table:style-name="ce33" office:value-type="string" calcext:value-type="string">
            <text:p>Fight</text:p>
          </table:table-cell>
          <table:table-cell table:style-name="ce33" office:value-type="string" calcext:value-type="string">
            <text:p>Bug</text:p>
          </table:table-cell>
          <table:table-cell table:style-name="ce32" table:number-columns-repeated="2"/>
        </table:table-row>
        <table:table-row table:style-name="ro2">
          <table:table-cell table:style-name="ce32" table:number-columns-repeated="3"/>
          <table:table-cell table:style-name="ce33" office:value-type="string" calcext:value-type="string">
            <text:p>Ghost</text:p>
          </table:table-cell>
          <table:table-cell table:style-name="ce33" office:value-type="string" calcext:value-type="string">
            <text:p>Dark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Ghost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Psychic</text:p>
          </table:table-cell>
          <table:table-cell table:style-name="ce33" office:value-type="string" calcext:value-type="string">
            <text:p>Ghost</text:p>
          </table:table-cell>
          <table:table-cell table:style-name="ce36"/>
          <table:table-cell table:style-name="ce32" table:number-columns-repeated="2"/>
        </table:table-row>
        <table:table-row table:style-name="ro2">
          <table:table-cell table:style-name="ce33" office:value-type="string" calcext:value-type="string">
            <text:p>Fire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Poison</text:p>
          </table:table-cell>
          <table:table-cell table:style-name="ce33" office:value-type="string" calcext:value-type="string">
            <text:p>Flying</text:p>
          </table:table-cell>
          <table:table-cell table:style-name="ce33" office:value-type="string" calcext:value-type="string">
            <text:p>Bug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Grass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Water</text:p>
          </table:table-cell>
          <table:table-cell table:style-name="ce33" office:value-type="string" calcext:value-type="string">
            <text:p>Ground</text:p>
          </table:table-cell>
          <table:table-cell table:style-name="ce33" office:value-type="string" calcext:value-type="string">
            <text:p>Rock</text:p>
          </table:table-cell>
          <table:table-cell table:style-name="ce32" table:number-columns-repeated="2"/>
        </table:table-row>
        <table:table-row table:style-name="ro2">
          <table:table-cell table:style-name="ce32" table:number-columns-repeated="2"/>
          <table:table-cell table:style-name="ce33" office:value-type="string" calcext:value-type="string">
            <text:p>Water</text:p>
          </table:table-cell>
          <table:table-cell table:style-name="ce33" office:value-type="string" calcext:value-type="string">
            <text:p>Grass</text:p>
          </table:table-cell>
          <table:table-cell table:style-name="ce33" office:value-type="string" calcext:value-type="string">
            <text:p>Ice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Ground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Fire</text:p>
          </table:table-cell>
          <table:table-cell table:style-name="ce33" office:value-type="string" calcext:value-type="string">
            <text:p>Electric</text:p>
          </table:table-cell>
          <table:table-cell table:style-name="ce33" office:value-type="string" calcext:value-type="string">
            <text:p>Poison</text:p>
          </table:table-cell>
          <table:table-cell table:style-name="ce33" office:value-type="string" calcext:value-type="string">
            <text:p>Rock</text:p>
          </table:table-cell>
          <table:table-cell table:style-name="ce33" office:value-type="string" calcext:value-type="string">
            <text:p>Steel</text:p>
          </table:table-cell>
        </table:table-row>
        <table:table-row table:style-name="ro2">
          <table:table-cell table:style-name="ce32"/>
          <table:table-cell table:style-name="ce33" office:value-type="string" calcext:value-type="string">
            <text:p>Fire</text:p>
          </table:table-cell>
          <table:table-cell table:style-name="ce33" office:value-type="string" calcext:value-type="string">
            <text:p>Fight</text:p>
          </table:table-cell>
          <table:table-cell table:style-name="ce33" office:value-type="string" calcext:value-type="string">
            <text:p>Rock</text:p>
          </table:table-cell>
          <table:table-cell table:style-name="ce33" office:value-type="string" calcext:value-type="string">
            <text:p>Steel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Ice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Grass</text:p>
          </table:table-cell>
          <table:table-cell table:style-name="ce33" office:value-type="string" calcext:value-type="string">
            <text:p>Ground</text:p>
          </table:table-cell>
          <table:table-cell table:style-name="ce33" office:value-type="string" calcext:value-type="string">
            <text:p>Flying</text:p>
          </table:table-cell>
          <table:table-cell table:style-name="ce33" office:value-type="string" calcext:value-type="string">
            <text:p>Dragon</text:p>
          </table:table-cell>
          <table:table-cell table:style-name="ce32"/>
        </table:table-row>
        <table:table-row table:style-name="ro2">
          <table:table-cell table:style-name="ce32" table:number-columns-repeated="4"/>
          <table:table-cell table:style-name="ce33" office:value-type="string" calcext:value-type="string">
            <text:p>Fight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&gt;</text:p>
          </table:table-cell>
          <table:table-cell table:style-name="ce32" table:number-columns-repeated="5"/>
        </table:table-row>
        <table:table-row table:style-name="ro2">
          <table:table-cell table:style-name="ce32" table:number-columns-repeated="3"/>
          <table:table-cell table:style-name="ce33" office:value-type="string" calcext:value-type="string">
            <text:p>Ground</text:p>
          </table:table-cell>
          <table:table-cell table:style-name="ce33" office:value-type="string" calcext:value-type="string">
            <text:p>Psychic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Poison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Grass</text:p>
          </table:table-cell>
          <table:table-cell table:style-name="ce33" office:value-type="string" calcext:value-type="string">
            <text:p>Fairy</text:p>
          </table:table-cell>
          <table:table-cell table:style-name="ce36"/>
          <table:table-cell table:style-name="ce32" table:number-columns-repeated="2"/>
        </table:table-row>
        <table:table-row table:style-name="ro2">
          <table:table-cell table:style-name="ce32" table:number-columns-repeated="2"/>
          <table:table-cell table:style-name="ce33" office:value-type="string" calcext:value-type="string">
            <text:p>Bug</text:p>
          </table:table-cell>
          <table:table-cell table:style-name="ce33" office:value-type="string" calcext:value-type="string">
            <text:p>Ghost</text:p>
          </table:table-cell>
          <table:table-cell table:style-name="ce33" office:value-type="string" calcext:value-type="string">
            <text:p>Dark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Psychic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Fight</text:p>
          </table:table-cell>
          <table:table-cell table:style-name="ce33" office:value-type="string" calcext:value-type="string">
            <text:p>Poison</text:p>
          </table:table-cell>
          <table:table-cell table:style-name="ce36"/>
          <table:table-cell table:style-name="ce32" table:number-columns-repeated="2"/>
        </table:table-row>
        <table:table-row table:style-name="ro2">
          <table:table-cell table:style-name="ce33" office:value-type="string" calcext:value-type="string">
            <text:p>Water</text:p>
          </table:table-cell>
          <table:table-cell table:style-name="ce33" office:value-type="string" calcext:value-type="string">
            <text:p>Grass</text:p>
          </table:table-cell>
          <table:table-cell table:style-name="ce33" office:value-type="string" calcext:value-type="string">
            <text:p>Fight</text:p>
          </table:table-cell>
          <table:table-cell table:style-name="ce33" office:value-type="string" calcext:value-type="string">
            <text:p>Ground</text:p>
          </table:table-cell>
          <table:table-cell table:style-name="ce33" office:value-type="string" calcext:value-type="string">
            <text:p>Steel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Rock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Fire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Flying</text:p>
          </table:table-cell>
          <table:table-cell table:style-name="ce33" office:value-type="string" calcext:value-type="string">
            <text:p>Bug</text:p>
          </table:table-cell>
          <table:table-cell table:style-name="ce32"/>
        </table:table-row>
        <table:table-row table:style-name="ro2">
          <table:table-cell table:style-name="ce32" table:number-columns-repeated="2"/>
          <table:table-cell table:style-name="ce33" office:value-type="string" calcext:value-type="string">
            <text:p>Fire</text:p>
          </table:table-cell>
          <table:table-cell table:style-name="ce33" office:value-type="string" calcext:value-type="string">
            <text:p>Fight</text:p>
          </table:table-cell>
          <table:table-cell table:style-name="ce33" office:value-type="string" calcext:value-type="string">
            <text:p>Ground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Steel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Rock</text:p>
          </table:table-cell>
          <table:table-cell table:style-name="ce33" office:value-type="string" calcext:value-type="string">
            <text:p>Fairy</text:p>
          </table:table-cell>
          <table:table-cell table:style-name="ce32" table:number-columns-repeated="2"/>
        </table:table-row>
        <table:table-row table:style-name="ro2">
          <table:table-cell table:style-name="ce32" table:number-columns-repeated="3"/>
          <table:table-cell table:style-name="ce33" office:value-type="string" calcext:value-type="string">
            <text:p>Electric</text:p>
          </table:table-cell>
          <table:table-cell table:style-name="ce33" office:value-type="string" calcext:value-type="string">
            <text:p>Grass</text:p>
          </table:table-cell>
          <table:table-cell office:value-type="string" calcext:value-type="string">
            <text:p>&gt;</text:p>
          </table:table-cell>
          <table:table-cell table:style-name="ce35" office:value-type="string" calcext:value-type="string">
            <text:p>Water</text:p>
          </table:table-cell>
          <table:table-cell office:value-type="string" calcext:value-type="string">
            <text:p>&gt;</text:p>
          </table:table-cell>
          <table:table-cell table:style-name="ce33" office:value-type="string" calcext:value-type="string">
            <text:p>Fire</text:p>
          </table:table-cell>
          <table:table-cell table:style-name="ce33" office:value-type="string" calcext:value-type="string">
            <text:p>Ground</text:p>
          </table:table-cell>
          <table:table-cell table:style-name="ce33" office:value-type="string" calcext:value-type="string">
            <text:p>Rock</text:p>
          </table:table-cell>
          <table:table-cell table:style-name="ce32" table:number-columns-repeated="2"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>
        <table:named-range table:name="allmoves" table:base-cell-address="$ALL.$H$249" table:cell-range-address="$ALL.$A$1:.$H$249"/>
      </table:named-expressions>
      <table:database-ranges>
        <table:database-range table:name="__Anonymous_Sheet_DB__0" table:target-range-address="ALL.A1:ALL.H249" table:display-filter-buttons="true">
          <table:sort>
            <table:sort-by table:field-number="3" table:data-type="automatic"/>
          </table:sort>
        </table:database-range>
        <table:database-range table:name="__Anonymous_Sheet_DB__1" table:target-range-address="DPS.A1:DPS.E249" table:display-filter-buttons="true">
          <table:sort>
            <table:sort-by table:field-number="0" table:data-type="automatic"/>
            <table:sort-by table:field-number="1" table:data-type="automatic"/>
            <table:sort-by table:field-number="2" table:order="descending" table:data-type="automatic"/>
          </table:sort>
        </table:database-range>
        <table:database-range table:name="__Anonymous_Sheet_DB__2" table:target-range-address="average.A1:average.E19" table:display-filter-buttons="true">
          <table:sort>
            <table:sort-by table:field-number="4" table:data-type="automatic"/>
          </table:sort>
        </table:database-range>
      </table:database-ranges>
      <table:data-pilot-tables>
        <table:data-pilot-table table:name="DataPilot1" table:application-data="" table:target-range-address="'Pivot Table_Pivot Table_Sheet2_1_1'.A1:'Pivot Table_Pivot Table_Sheet2_1_1'.B22" table:buttons="'Pivot Table_Pivot Table_Sheet2_1_1'.A1 'Pivot Table_Pivot Table_Sheet2_1_1'.A3">
          <table:source-cell-range table:name="allmoves" table:cell-range-address="ALL.A1:ALL.H249"/>
          <table:data-pilot-field table:source-field-name="Type" table:orientation="row" table:used-hierarchy="0" table:function="auto">
            <table:data-pilot-level table:show-empty="false">
              <table:data-pilot-members>
                <table:data-pilot-member table:name="Bug" table:display="true" table:show-details="true"/>
                <table:data-pilot-member table:name="Dark" table:display="true" table:show-details="true"/>
                <table:data-pilot-member table:name="Dragon" table:display="true" table:show-details="true"/>
                <table:data-pilot-member table:name="Electric" table:display="true" table:show-details="true"/>
                <table:data-pilot-member table:name="Fairy" table:display="true" table:show-details="true"/>
                <table:data-pilot-member table:name="Fighting" table:display="true" table:show-details="true"/>
                <table:data-pilot-member table:name="Fire" table:display="true" table:show-details="true"/>
                <table:data-pilot-member table:name="Flying" table:display="true" table:show-details="true"/>
                <table:data-pilot-member table:name="Ghost" table:display="true" table:show-details="true"/>
                <table:data-pilot-member table:name="grass" table:display="true" table:show-details="true"/>
                <table:data-pilot-member table:name="Ground" table:display="true" table:show-details="true"/>
                <table:data-pilot-member table:name="Ice" table:display="true" table:show-details="true"/>
                <table:data-pilot-member table:name="Normal" table:display="true" table:show-details="true"/>
                <table:data-pilot-member table:name="poison" table:display="true" table:show-details="true"/>
                <table:data-pilot-member table:name="Psychic" table:display="true" table:show-details="true"/>
                <table:data-pilot-member table:name="Rock" table:display="true" table:show-details="true"/>
                <table:data-pilot-member table:name="Steel" table:display="true" table:show-details="true"/>
                <table:data-pilot-member table:name="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." table:orientation="data" table:used-hierarchy="0" table:function="average">
            <table:data-pilot-level table:show-empty="false">
              <table:data-pilot-members>
                <table:data-pilot-member table:name="0.4" table:display="true" table:show-details="true"/>
                <table:data-pilot-member table:name="0.45" table:display="true" table:show-details="true"/>
                <table:data-pilot-member table:name="0.5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6" table:display="true" table:show-details="true"/>
                <table:data-pilot-member table:name="0.63" table:display="true" table:show-details="true"/>
                <table:data-pilot-member table:name="0.65" table:display="true" table:show-details="true"/>
                <table:data-pilot-member table:name="0.7" table:display="true" table:show-details="true"/>
                <table:data-pilot-member table:name="0.75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84" table:display="true" table:show-details="true"/>
                <table:data-pilot-member table:name="0.95" table:display="true" table:show-details="true"/>
                <table:data-pilot-member table:name="1.04" table:display="true" table:show-details="true"/>
                <table:data-pilot-member table:name="1.05" table:display="true" table:show-details="true"/>
                <table:data-pilot-member table:name="1.1" table:display="true" table:show-details="true"/>
                <table:data-pilot-member table:name="1.13" table:display="true" table:show-details="true"/>
                <table:data-pilot-member table:name="1.15" table:display="true" table:show-details="true"/>
                <table:data-pilot-member table:name="1.2" table:display="true" table:show-details="true"/>
                <table:data-pilot-member table:name="1.23" table:display="true" table:show-details="true"/>
                <table:data-pilot-member table:name="1.33" table:display="true" table:show-details="true"/>
                <table:data-pilot-member table:name="1.35" table:display="true" table:show-details="true"/>
                <table:data-pilot-member table:name="1.36" table:display="true" table:show-details="true"/>
                <table:data-pilot-member table:name="1.4" table:display="true" table:show-details="true"/>
                <table:data-pilot-member table:name="1.4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51" table:display="true" table:show-details="true"/>
                <table:data-pilot-member table:name="1.56" table:display="true" table:show-details="true"/>
                <table:data-pilot-member table:name="1.6" table:display="true" table:show-details="true"/>
                <table:data-pilot-member table:name="1.7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25" table:display="true" table:show-details="true"/>
                <table:data-pilot-member table:name="2.3" table:display="true" table:show-details="true"/>
                <table:data-pilot-member table:name="2.35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6" table:display="true" table:show-details="true"/>
                <table:data-pilot-member table:name="2.7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" table:display="true" table:show-details="true"/>
                <table:data-pilot-member table:name="3.08" table:display="true" table:show-details="true"/>
                <table:data-pilot-member table:name="3.1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" table:display="true" table:show-details="true"/>
                <table:data-pilot-member table:name="3.5" table:display="true" table:show-details="true"/>
                <table:data-pilot-member table:name="3.6" table:display="true" table:show-details="true"/>
                <table:data-pilot-member table:name="3.6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" table:display="true" table:show-details="true"/>
                <table:data-pilot-member table:name="4.1" table:display="true" table:show-details="true"/>
                <table:data-pilot-member table:name="4.2" table:display="true" table:show-details="true"/>
                <table:data-pilot-member table:name="4.25" table:display="true" table:show-details="true"/>
                <table:data-pilot-member table:name="4.3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121">
      <number:number number:decimal-places="11" number:min-integer-digits="1"/>
    </number:number-style>
    <number:number-style style:name="N122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00:35:57.429324530</meta:creation-date>
    <dc:date>2016-08-20T02:56:48.339243995</dc:date>
    <meta:editing-duration>PT2H17M17S</meta:editing-duration>
    <meta:editing-cycles>83</meta:editing-cycles>
    <meta:generator>LibreOffice/4.2.8.2$Linux_X86_64 LibreOffice_project/420m0$Build-2</meta:generator>
    <meta:document-statistic meta:table-count="6" meta:cell-count="3585" meta:object-count="0"/>
  </office:meta>
</office:document-meta>
</file>